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style:text-properties style:font-name="Georgia" officeooo:rsid="002892d5" officeooo:paragraph-rsid="002f8190"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2892d5" officeooo:paragraph-rsid="002892d5"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rsid="000d47df" officeooo:paragraph-rsid="000d47df" style:font-name-complex="Georgia"/>
    </style:style>
    <style:style style:name="P4" style:family="paragraph" style:parent-style-name="Standard">
      <style:paragraph-properties fo:margin-top="0in" fo:margin-bottom="0in" style:contextual-spacing="false"/>
      <style:text-properties style:font-name="Georgia" officeooo:rsid="002d9cd5" officeooo:paragraph-rsid="002f819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d9cd5" officeooo:paragraph-rsid="002d9cd5"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4db6e" officeooo:paragraph-rsid="0034db6e" style:font-name-complex="Georgia"/>
    </style:style>
    <style:style style:name="P7" style:family="paragraph" style:parent-style-name="Standard">
      <style:paragraph-properties fo:margin-top="0in" fo:margin-bottom="0in" style:contextual-spacing="false" fo:text-align="center" style:justify-single-word="false"/>
      <style:text-properties style:font-name="Georgia" officeooo:rsid="0034db6e" officeooo:paragraph-rsid="0034db6e"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3669d4" officeooo:paragraph-rsid="003669d4" style:font-name-complex="Georgia"/>
    </style:style>
    <style:style style:name="P9" style:family="paragraph" style:parent-style-name="Standard">
      <style:paragraph-properties fo:margin-top="0in" fo:margin-bottom="0in" style:contextual-spacing="false" fo:text-align="center" style:justify-single-word="false"/>
      <style:text-properties style:font-name="Georgia" officeooo:rsid="003669d4" officeooo:paragraph-rsid="003669d4"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1e5106" officeooo:paragraph-rsid="001e5106"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20774d" officeooo:paragraph-rsid="0020774d"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20774d" officeooo:paragraph-rsid="0020baef" style:font-name-complex="Georgia"/>
    </style:style>
    <style:style style:name="P13" style:family="paragraph" style:parent-style-name="Standard">
      <style:paragraph-properties fo:margin-top="0in" fo:margin-bottom="0in" style:contextual-spacing="false" fo:text-align="center" style:justify-single-word="false"/>
      <style:text-properties style:font-name="Georgia" officeooo:rsid="0020774d" officeooo:paragraph-rsid="0020774d"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20baef" officeooo:paragraph-rsid="0020baef"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20baef" officeooo:paragraph-rsid="0020baef"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44958e" officeooo:paragraph-rsid="0044958e"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2767ab" officeooo:paragraph-rsid="002767ab"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57afef" officeooo:paragraph-rsid="0057afef"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5eea7c" officeooo:paragraph-rsid="005eea7c" style:font-name-complex="Georgia"/>
    </style:style>
    <style:style style:name="P20" style:family="paragraph" style:parent-style-name="Standard">
      <style:paragraph-properties fo:margin-top="0in" fo:margin-bottom="0in" style:contextual-spacing="false" fo:text-align="center" style:justify-single-word="false"/>
      <style:text-properties style:font-name="Georgia" officeooo:rsid="005eea7c" officeooo:paragraph-rsid="005eea7c"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5f76d5" officeooo:paragraph-rsid="005f76d5" style:font-name-complex="Georgia"/>
    </style:style>
    <style:style style:name="P22" style:family="paragraph" style:parent-style-name="Standard">
      <style:paragraph-properties fo:margin-top="0in" fo:margin-bottom="0in" style:contextual-spacing="false" fo:text-align="center" style:justify-single-word="false"/>
      <style:text-properties style:font-name="Georgia" officeooo:rsid="005f76d5" officeooo:paragraph-rsid="005f76d5"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60bdc5" officeooo:paragraph-rsid="0060bdc5" style:font-name-complex="Georgia"/>
    </style:style>
    <style:style style:name="P24" style:family="paragraph" style:parent-style-name="Standard">
      <style:paragraph-properties fo:margin-top="0in" fo:margin-bottom="0in" style:contextual-spacing="false" fo:text-align="center" style:justify-single-word="false"/>
      <style:text-properties style:font-name="Georgia" officeooo:rsid="0060bdc5" officeooo:paragraph-rsid="0060bdc5"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69e6af" officeooo:paragraph-rsid="0069e6af"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6d5d0d" officeooo:paragraph-rsid="006d5d0d"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74960d" officeooo:paragraph-rsid="0074960d" style:font-name-complex="Georgia"/>
    </style:style>
    <style:style style:name="P28" style:family="paragraph" style:parent-style-name="Footnote">
      <style:text-properties style:font-name="Georgia1" fo:font-size="11pt" officeooo:rsid="006cddc1" officeooo:paragraph-rsid="006cddc1" style:font-size-asian="11pt" style:font-size-complex="11pt"/>
    </style:style>
    <style:style style:name="P29"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d47df" officeooo:paragraph-rsid="000d47df"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74960d" officeooo:paragraph-rsid="0074960d"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74960d" officeooo:paragraph-rsid="0076082b"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7e9522" officeooo:paragraph-rsid="007e9522" style:font-name-complex="Georgia"/>
    </style:style>
    <style:style style:name="T1" style:family="text">
      <style:text-properties officeooo:rsid="000ec949"/>
    </style:style>
    <style:style style:name="T2" style:family="text">
      <style:text-properties officeooo:rsid="0010a9cc"/>
    </style:style>
    <style:style style:name="T3" style:family="text">
      <style:text-properties officeooo:rsid="0010fbb6"/>
    </style:style>
    <style:style style:name="T4" style:family="text">
      <style:text-properties officeooo:rsid="00118416"/>
    </style:style>
    <style:style style:name="T5" style:family="text">
      <style:text-properties officeooo:rsid="0012b84d"/>
    </style:style>
    <style:style style:name="T6" style:family="text">
      <style:text-properties officeooo:rsid="0013da57"/>
    </style:style>
    <style:style style:name="T7" style:family="text">
      <style:text-properties officeooo:rsid="0014bb3f"/>
    </style:style>
    <style:style style:name="T8" style:family="text">
      <style:text-properties officeooo:rsid="0015eabc"/>
    </style:style>
    <style:style style:name="T9" style:family="text">
      <style:text-properties officeooo:rsid="0017c42b"/>
    </style:style>
    <style:style style:name="T10" style:family="text">
      <style:text-properties officeooo:rsid="00184b34"/>
    </style:style>
    <style:style style:name="T11" style:family="text">
      <style:text-properties officeooo:rsid="001873d7"/>
    </style:style>
    <style:style style:name="T12" style:family="text">
      <style:text-properties officeooo:rsid="001a4c0d"/>
    </style:style>
    <style:style style:name="T13" style:family="text">
      <style:text-properties officeooo:rsid="001aace8"/>
    </style:style>
    <style:style style:name="T14" style:family="text">
      <style:text-properties officeooo:rsid="001c6188"/>
    </style:style>
    <style:style style:name="T15" style:family="text">
      <style:text-properties officeooo:rsid="001dbf9d"/>
    </style:style>
    <style:style style:name="T16" style:family="text">
      <style:text-properties officeooo:rsid="001e5106"/>
    </style:style>
    <style:style style:name="T17" style:family="text">
      <style:text-properties officeooo:rsid="001f5769"/>
    </style:style>
    <style:style style:name="T18" style:family="text">
      <style:text-properties officeooo:rsid="00205363"/>
    </style:style>
    <style:style style:name="T19" style:family="text">
      <style:text-properties officeooo:rsid="0020774d"/>
    </style:style>
    <style:style style:name="T20" style:family="text">
      <style:text-properties officeooo:rsid="00209105"/>
    </style:style>
    <style:style style:name="T21" style:family="text">
      <style:text-properties officeooo:rsid="0020b70a"/>
    </style:style>
    <style:style style:name="T22" style:family="text">
      <style:text-properties officeooo:rsid="0020baef"/>
    </style:style>
    <style:style style:name="T23" style:family="text">
      <style:text-properties officeooo:rsid="0021a418"/>
    </style:style>
    <style:style style:name="T24" style:family="text">
      <style:text-properties officeooo:rsid="00227612"/>
    </style:style>
    <style:style style:name="T25" style:family="text">
      <style:text-properties officeooo:rsid="00230f96"/>
    </style:style>
    <style:style style:name="T26" style:family="text">
      <style:text-properties officeooo:rsid="0023ca5c"/>
    </style:style>
    <style:style style:name="T27" style:family="text">
      <style:text-properties officeooo:rsid="00254093"/>
    </style:style>
    <style:style style:name="T28" style:family="text">
      <style:text-properties officeooo:rsid="00264f36"/>
    </style:style>
    <style:style style:name="T29" style:family="text">
      <style:text-properties officeooo:rsid="00267ec1"/>
    </style:style>
    <style:style style:name="T30" style:family="text">
      <style:text-properties officeooo:rsid="00273f93"/>
    </style:style>
    <style:style style:name="T31" style:family="text">
      <style:text-properties officeooo:rsid="002767ab"/>
    </style:style>
    <style:style style:name="T32" style:family="text">
      <style:text-properties officeooo:rsid="002892d5"/>
    </style:style>
    <style:style style:name="T33" style:family="text">
      <style:text-properties officeooo:rsid="0028d275"/>
    </style:style>
    <style:style style:name="T34" style:family="text">
      <style:text-properties officeooo:rsid="0029f927"/>
    </style:style>
    <style:style style:name="T35" style:family="text">
      <style:text-properties officeooo:rsid="002b1303"/>
    </style:style>
    <style:style style:name="T36" style:family="text">
      <style:text-properties officeooo:rsid="002beaf6"/>
    </style:style>
    <style:style style:name="T37" style:family="text">
      <style:text-properties officeooo:rsid="002d9cd5"/>
    </style:style>
    <style:style style:name="T38" style:family="text">
      <style:text-properties officeooo:rsid="003109c7"/>
    </style:style>
    <style:style style:name="T39" style:family="text">
      <style:text-properties officeooo:rsid="00314bf9"/>
    </style:style>
    <style:style style:name="T40" style:family="text">
      <style:text-properties officeooo:rsid="003203b2"/>
    </style:style>
    <style:style style:name="T41" style:family="text">
      <style:text-properties officeooo:rsid="0033d58c"/>
    </style:style>
    <style:style style:name="T42" style:family="text">
      <style:text-properties officeooo:rsid="0034db6e"/>
    </style:style>
    <style:style style:name="T43" style:family="text">
      <style:text-properties officeooo:rsid="003669d4"/>
    </style:style>
    <style:style style:name="T44" style:family="text">
      <style:text-properties officeooo:rsid="003748ca"/>
    </style:style>
    <style:style style:name="T45" style:family="text">
      <style:text-properties officeooo:rsid="003863ab"/>
    </style:style>
    <style:style style:name="T46" style:family="text">
      <style:text-properties officeooo:rsid="003bd375"/>
    </style:style>
    <style:style style:name="T47" style:family="text">
      <style:text-properties officeooo:rsid="003c3d33"/>
    </style:style>
    <style:style style:name="T48" style:family="text">
      <style:text-properties officeooo:rsid="003cd443"/>
    </style:style>
    <style:style style:name="T49" style:family="text">
      <style:text-properties officeooo:rsid="003ed35f"/>
    </style:style>
    <style:style style:name="T50" style:family="text">
      <style:text-properties officeooo:rsid="00400ff3"/>
    </style:style>
    <style:style style:name="T51" style:family="text">
      <style:text-properties officeooo:rsid="00401067"/>
    </style:style>
    <style:style style:name="T52" style:family="text">
      <style:text-properties officeooo:rsid="00415303"/>
    </style:style>
    <style:style style:name="T53" style:family="text">
      <style:text-properties officeooo:rsid="00430b45"/>
    </style:style>
    <style:style style:name="T54" style:family="text">
      <style:text-properties officeooo:rsid="0044958e"/>
    </style:style>
    <style:style style:name="T55" style:family="text">
      <style:text-properties officeooo:rsid="0047b1f6"/>
    </style:style>
    <style:style style:name="T56" style:family="text">
      <style:text-properties officeooo:rsid="0047ee2b"/>
    </style:style>
    <style:style style:name="T57" style:family="text">
      <style:text-properties officeooo:rsid="0049870b"/>
    </style:style>
    <style:style style:name="T58" style:family="text">
      <style:text-properties officeooo:rsid="004b53d2"/>
    </style:style>
    <style:style style:name="T59" style:family="text">
      <style:text-properties officeooo:rsid="004ce5f8"/>
    </style:style>
    <style:style style:name="T60" style:family="text">
      <style:text-properties officeooo:rsid="004e0f3b"/>
    </style:style>
    <style:style style:name="T61" style:family="text">
      <style:text-properties officeooo:rsid="004e450a"/>
    </style:style>
    <style:style style:name="T62" style:family="text">
      <style:text-properties officeooo:rsid="00500947"/>
    </style:style>
    <style:style style:name="T63" style:family="text">
      <style:text-properties officeooo:rsid="0051355c"/>
    </style:style>
    <style:style style:name="T64" style:family="text">
      <style:text-properties officeooo:rsid="0051aece"/>
    </style:style>
    <style:style style:name="T65" style:family="text">
      <style:text-properties officeooo:rsid="00529b9f"/>
    </style:style>
    <style:style style:name="T66" style:family="text">
      <style:text-properties officeooo:rsid="00544869"/>
    </style:style>
    <style:style style:name="T67" style:family="text">
      <style:text-properties officeooo:rsid="0055c370"/>
    </style:style>
    <style:style style:name="T68" style:family="text">
      <style:text-properties officeooo:rsid="0057267d"/>
    </style:style>
    <style:style style:name="T69" style:family="text">
      <style:text-properties officeooo:rsid="0057afef"/>
    </style:style>
    <style:style style:name="T70" style:family="text">
      <style:text-properties officeooo:rsid="00587ae6"/>
    </style:style>
    <style:style style:name="T71" style:family="text">
      <style:text-properties officeooo:rsid="005a1eed"/>
    </style:style>
    <style:style style:name="T72" style:family="text">
      <style:text-properties officeooo:rsid="005c038c"/>
    </style:style>
    <style:style style:name="T73" style:family="text">
      <style:text-properties officeooo:rsid="005db024"/>
    </style:style>
    <style:style style:name="T74" style:family="text">
      <style:text-properties officeooo:rsid="005eea7c"/>
    </style:style>
    <style:style style:name="T75" style:family="text">
      <style:text-properties officeooo:rsid="005f76d5"/>
    </style:style>
    <style:style style:name="T76" style:family="text">
      <style:text-properties officeooo:rsid="0060bdc5"/>
    </style:style>
    <style:style style:name="T77" style:family="text">
      <style:text-properties officeooo:rsid="0061bc1c"/>
    </style:style>
    <style:style style:name="T78" style:family="text">
      <style:text-properties officeooo:rsid="0063ae17"/>
    </style:style>
    <style:style style:name="T79" style:family="text">
      <style:text-properties officeooo:rsid="0064d08c"/>
    </style:style>
    <style:style style:name="T80" style:family="text">
      <style:text-properties officeooo:rsid="0064f356"/>
    </style:style>
    <style:style style:name="T81" style:family="text">
      <style:text-properties officeooo:rsid="0066322a"/>
    </style:style>
    <style:style style:name="T82" style:family="text">
      <style:text-properties officeooo:rsid="00674ed7"/>
    </style:style>
    <style:style style:name="T83" style:family="text">
      <style:text-properties officeooo:rsid="0068abcf"/>
    </style:style>
    <style:style style:name="T84" style:family="text">
      <style:text-properties officeooo:rsid="006cb1ea"/>
    </style:style>
    <style:style style:name="T85" style:family="text">
      <style:text-properties officeooo:rsid="006cddc1"/>
    </style:style>
    <style:style style:name="T86" style:family="text">
      <style:text-properties officeooo:rsid="006d5d0d"/>
    </style:style>
    <style:style style:name="T87" style:family="text">
      <style:text-properties officeooo:rsid="006f2e95"/>
    </style:style>
    <style:style style:name="T88" style:family="text">
      <style:text-properties officeooo:rsid="00718c59"/>
    </style:style>
    <style:style style:name="T89" style:family="text">
      <style:text-properties officeooo:rsid="0072465e"/>
    </style:style>
    <style:style style:name="T90" style:family="text">
      <style:text-properties officeooo:rsid="0073dd40"/>
    </style:style>
    <style:style style:name="T91" style:family="text">
      <style:text-properties officeooo:rsid="0074c344"/>
    </style:style>
    <style:style style:name="T92" style:family="text">
      <style:text-properties officeooo:rsid="0076082b"/>
    </style:style>
    <style:style style:name="T93" style:family="text">
      <style:text-properties style:text-position="super 58%" officeooo:rsid="0076082b"/>
    </style:style>
    <style:style style:name="T94" style:family="text">
      <style:text-properties style:text-position="0% 100%"/>
    </style:style>
    <style:style style:name="T95" style:family="text">
      <style:text-properties officeooo:rsid="00763a82"/>
    </style:style>
    <style:style style:name="T96" style:family="text">
      <style:text-properties officeooo:rsid="0076a123"/>
    </style:style>
    <style:style style:name="T97" style:family="text">
      <style:text-properties officeooo:rsid="00783be1"/>
    </style:style>
    <style:style style:name="T98" style:family="text">
      <style:text-properties officeooo:rsid="0079a882"/>
    </style:style>
    <style:style style:name="T99" style:family="text">
      <style:text-properties officeooo:rsid="007b646e"/>
    </style:style>
    <style:style style:name="T100" style:family="text">
      <style:text-properties officeooo:rsid="007d502f"/>
    </style:style>
    <style:style style:name="T101" style:family="text">
      <style:text-properties officeooo:rsid="007e952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Chapter One</text:p>
      <text:p text:style-name="P3"/>
      <text:p text:style-name="P3"><text:s text:c="5"/><text:span text:style-name="T1">Victoria was spitting out data left and right like she was going haywire. </text:span><text:span text:style-name="T2">Chief ran down to the main control station for Victoria and tried to enter his command codes to override the system. It had no effect.</text:span></text:p>
      <text:p text:style-name="P3"><text:s text:c="5"/><text:span text:style-name="T2">Russ tried his command codes next. They seemed to give him partial access to the systems.</text:span></text:p>
      <text:p text:style-name="P3"><text:s text:c="5"/>“<text:span text:style-name="T2">Alright, I have control over the sub systems.” He said. “The secondary processor is at my disposal. Let’s try and do a soft reboot of her.”</text:span></text:p>
      <text:p text:style-name="P3"><text:s text:c="5"/><text:span text:style-name="T2">Chief nodded. “On it.” He said. He punched up a few commands and the system rebooted.</text:span></text:p>
      <text:p text:style-name="P3"><text:s text:c="5"/>“<text:span text:style-name="T2">What the hell was that about?” Russ asked.</text:span></text:p>
      <text:p text:style-name="P3"><text:s text:c="5"/><text:span text:style-name="T2">Chief shook his head. “I have no idea. She just started going crazy.” Picking up some strips of data Chief nodded “I can’t even make heads or tails of this data she was spewing forth.”</text:span></text:p>
      <text:p text:style-name="P3"><text:s text:c="5"/><text:span text:style-name="T2">Russ looked at the paper. “It’s machine code. We’ll have to assemble it later. Right now, we need to make sure Victoria is in a working proper order.”</text:span></text:p>
      <text:p text:style-name="P3"><text:s text:c="5"/>“<text:span text:style-name="T2">Agreed.” Chief said. “</text:span><text:span text:style-name="T3">I’m canceling all missions as of now.”</text:span></text:p>
      <text:p text:style-name="P3"><text:s text:c="5"/>“<text:span text:style-name="T3">Smart.” Russ said. “What about those who are out in the field?”</text:span></text:p>
      <text:p text:style-name="P3"><text:s text:c="5"/>“<text:span text:style-name="T3">They’ll come home when their missions are ended.” Chief said. “There’s nothing we can do for them.”</text:span></text:p>
      <text:p text:style-name="P3"><text:s text:c="5"/>“<text:span text:style-name="T4">There is the pull back all command.” Russ said.</text:span></text:p>
      <text:p text:style-name="P3"><text:s text:c="5"/>“<text:span text:style-name="T4">We have to have Victoria up and running for that.” Chief countered.</text:span></text:p>
      <text:p text:style-name="P3"><text:s text:c="5"/>“<text:span text:style-name="T4">Right.” Russ said slapping his head. “How could I have forgotten that.”</text:span></text:p>
      <text:p text:style-name="P3"><text:s text:c="5"/>“<text:span text:style-name="T5">Restarting in 3, 2, 1.” Chief said.</text:span></text:p>
      <text:p text:style-name="P3"><text:soft-page-break/><text:s text:c="5"/><text:span text:style-name="T5">Russ watched the readouts as Victoria came back to life. </text:span><text:span text:style-name="T6">Everything looked like it was in the green. Everything looked good.</text:span></text:p>
      <text:p text:style-name="P3"><text:s text:c="5"/>“<text:span text:style-name="T7">Victoria.” Russ said. “How are you feeling?”</text:span></text:p>
      <text:p text:style-name="P3"><text:s text:c="5"/>“<text:span text:style-name="T7">Such a silly question doctor, I am up to normal parameters.” Victoria responded.</text:span></text:p>
      <text:p text:style-name="P3"><text:s text:c="5"/><text:span text:style-name="T7">Russ nodded. “Good, good.” He looked to Chief. “I think we’re in the clear.”</text:span></text:p>
      <text:p text:style-name="P3"><text:s text:c="5"/><text:span text:style-name="T7">Chief nodded. “Yes, but what about this machine code?”</text:span></text:p>
      <text:p text:style-name="P3"><text:s text:c="5"/>“<text:span text:style-name="T7">I’ll have Victoria analyze it and see what we’re dealing with.” Russ said.</text:span></text:p>
      <text:p text:style-name="P3"><text:s text:c="5"/><text:span text:style-name="T7">Russ picked up all of the pieces of machine code and began feeding them into Victoria one by one.</text:span></text:p>
      <text:p text:style-name="P3"><text:s text:c="5"/>“<text:span text:style-name="T8">This might take a while to compile.” Russ said. “Victoria hasn’t seen this code before. I’ll let you know when it’s complete.”</text:span></text:p>
      <text:p text:style-name="P3"><text:s text:c="5"/><text:span text:style-name="T8">Chief nodded. “Thank you.” </text:span><text:span text:style-name="T9">He walked back up to his office.</text:span></text:p>
      <text:p text:style-name="P3"><text:s text:c="5"/><text:span text:style-name="T9">Russ watched as Victoria worked on the task at hand. It wasn’t anything spectacular to look at, he got quite bored actually. Giving up, Russ decided to visit Alice.</text:span></text:p>
      <text:p text:style-name="P3"><text:s text:c="5"/><text:span text:style-name="T10">Knocking on Alice’s door, Russ waited for a response. Susan answered the door. “Oh hi Russ.” Susan said.</text:span></text:p>
      <text:p text:style-name="P3"><text:s text:c="5"/><text:span text:style-name="T10">Alice came to the door as well. “Russ, what are you doing here?”</text:span></text:p>
      <text:p text:style-name="P3"><text:s text:c="5"/>“<text:span text:style-name="T10">I came to check in on the two of you.” Russ said. “See how things are getting along.”</text:span></text:p>
      <text:p text:style-name="P3"><text:s text:c="5"/><text:span text:style-name="T10">Alice nodded. “Just checking up on us huh? Right.” She said. There was always another motive behind Russ’s visits.</text:span></text:p>
      <text:p text:style-name="P3"><text:s text:c="5"/><text:span text:style-name="T10">Alice invited Russ to sit down. “So, what’s new?”</text:span></text:p>
      <text:p text:style-name="P3"><text:soft-page-break/><text:s text:c="5"/><text:span text:style-name="T10">Russ explained to them how Victoria was spitting out machine code and there wasn’t anything he could do about it except for a soft reboot of the computers systems.</text:span></text:p>
      <text:p text:style-name="P3"><text:s text:c="5"/><text:span text:style-name="T10">Susan looked at Russ with bewilderment. How could a computer be so smart to do that? She wondered. She would have to see this computer for herself to understand and grasp the concept.</text:span></text:p>
      <text:p text:style-name="P3"><text:s text:c="5"/><text:span text:style-name="T10">Alice smiled. “Russ that sounds terrible.” She said. “Is there anything I can do?”</text:span></text:p>
      <text:p text:style-name="P3"><text:s text:c="5"/><text:span text:style-name="T10">Russ shook his head. “No, I don’t think so.” </text:span><text:span text:style-name="T11">He said. “I think I just came here to vent to someone who would listen.”</text:span></text:p>
      <text:p text:style-name="P3"><text:s text:c="5"/>“<text:span text:style-name="T11">I see.” Alice said. “Well you came to the right place. We’re all ears around here.” She laughed.</text:span></text:p>
      <text:p text:style-name="P3"><text:s text:c="5"/><text:span text:style-name="T11">Susan felt her ears. “I only have two ears.”</text:span></text:p>
      <text:p text:style-name="P3"><text:s text:c="5"/><text:span text:style-name="T11">Alice smirked. “Figure of speech dear, figure of speech.”</text:span></text:p>
      <text:p text:style-name="P3"><text:s text:c="5"/>“<text:span text:style-name="T11">When are you going to tell the doc you have her patient down here?” Russ asked Alice.</text:span></text:p>
      <text:p text:style-name="P3"><text:s text:c="5"/><text:span text:style-name="T11">Alice looked at Russ. “Well, I wasn’t planning on telling her anytime soon, that’s for sure. Why?”</text:span></text:p>
      <text:p text:style-name="P3"><text:s text:c="5"/><text:span text:style-name="T11">Russ shrugged. “No reason. I just think it should be sooner than later. She’s not working on all </text:span><text:span text:style-name="T12">cylinders</text:span><text:span text:style-name="T11"> if you know what I mean. It wouldn’t hurt to have her checked out.”</text:span></text:p>
      <text:p text:style-name="P3"><text:s text:c="5"/><text:span text:style-name="T11">Alice hesitated. She didn’t want to have Doctor Long perform any tests on Susan. Who knows what she might do to her. Alice cared about Susan that much was certain. She couldn’t handle something bad happening again to her.</text:span></text:p>
      <text:p text:style-name="P3"><text:s text:c="5"/>“<text:span text:style-name="T12">Okay I’ll get her in tomorrow.” Alice said. “Tomorrow I’ll have the doc run a complete overview of her. Is that okay?”</text:span></text:p>
      <text:p text:style-name="P3"><text:s text:c="5"/><text:span text:style-name="T12">Russ shifted his weight. “Yeah that’ll be fine.”</text:span></text:p>
      <text:p text:style-name="P3"><text:soft-page-break/><text:s text:c="5"/>“<text:span text:style-name="T13">Incoming travelers. Pull back all command initiated.”</text:span></text:p>
      <text:p text:style-name="P3"><text:s text:c="5"/><text:span text:style-name="T13">Leaving the girls behind, Russ ran to the debarkation room, it was about to be packed with incoming time travelers. All who would have questions that he didn’t have the answers to.</text:span></text:p>
      <text:p text:style-name="P3"><text:s text:c="5"/><text:span text:style-name="T13">Russ watched as they popped into existence one by one. </text:span><text:span text:style-name="T14">Each person confused by the pull back command that had been initiated.</text:span></text:p>
      <text:p text:style-name="P3"><text:s text:c="5"/><text:span text:style-name="T14">Chief watched from his office down into the room. He had a lot of explaining to do and not a lot of time to do it before people would start getting angry.</text:span></text:p>
      <text:p text:style-name="P3"><text:s text:c="5"/>“<text:span text:style-name="T14">May I have your attention.” Chief said.</text:span></text:p>
      <text:p text:style-name="P3"><text:s text:c="5"/><text:span text:style-name="T14">All parties looked up at Chief with questions on their faces.</text:span></text:p>
      <text:p text:style-name="P3"><text:s text:c="5"/>“<text:span text:style-name="T14">Victoria suffered a mild melt down this afternoon. We are working on getting her fixed, but for the time being you have all been recalled to wait out the storm as it were.” Chief said. “Please report to your apartments and we will make another announcement when it’s safe to leave again.”</text:span></text:p>
      <text:p text:style-name="P3"><text:s text:c="5"/><text:span text:style-name="T15">There were groans heard throughout the complex. “Is that really necessary?” Asked some.</text:span></text:p>
      <text:p text:style-name="P3"><text:s text:c="5"/><text:span text:style-name="T15">Russ looked up at Chief, he had thought the old man had done a good job at explaining things to the people.</text:span></text:p>
      <text:p text:style-name="P3"><text:s text:c="5"/><text:span text:style-name="T16">As people dispersed from the debarkation room to their assigned apartments, Russ walked up the stairs to Chief’s office.</text:span></text:p>
      <text:p text:style-name="P3"><text:s text:c="5"/>“<text:span text:style-name="T16">Good job Chief.” Russ said. “At least they won’t be leaving anytime soon. Get some R&amp;R in they can relax and just have a good time.</text:span></text:p>
      <text:p text:style-name="P3"><text:s text:c="5"/><text:span text:style-name="T16">Chief nodded at the thought. “Yes they can.”</text:span></text:p>
      <text:p text:style-name="P3"><text:s text:c="5"/><text:span text:style-name="T16">Russ smiled. “We have got to talk about Susan.”</text:span></text:p>
      <text:p text:style-name="P3"><text:s text:c="5"/><text:span text:style-name="T16">Chief nodded again. “Yes we do.”</text:span></text:p>
      <text:p text:style-name="P3"><text:soft-page-break/></text:p>
      <text:p text:style-name="P10">Chapter Two</text:p>
      <text:p text:style-name="P10"/>
      <text:p text:style-name="P10"><text:s text:c="5"/><text:span text:style-name="T17">Alice walked around her apartment looking for a record. Susan sat at the table reading a book.</text:span></text:p>
      <text:p text:style-name="P10"><text:s text:c="5"/>“<text:span text:style-name="T17">It’s interesting.” Susan said. “I can’t remember anything in my life, but I know how to read; do basic math and the like. It’s just strange.”</text:span></text:p>
      <text:p text:style-name="P10"><text:s text:c="5"/><text:span text:style-name="T17">Alice smiled. “Yeah that’s weird for sure.”</text:span></text:p>
      <text:p text:style-name="P10"><text:s text:c="5"/><text:span text:style-name="T17">Alice wondered why they couldn’t have found Susan her own set of quarters, why she had to stay at her apartment for the time being.</text:span></text:p>
      <text:p text:style-name="P10"><text:s text:c="5"/><text:span text:style-name="T17">Knock knock knock.</text:span></text:p>
      <text:p text:style-name="P10"><text:s text:c="5"/><text:span text:style-name="T17">Alice pointed to another room where Susan could hide as she opened the door.</text:span></text:p>
      <text:p text:style-name="P10"><text:s text:c="5"/><text:span text:style-name="T17">Doctor Long walked into the room. “I understand you have a guest that needs my attention.” She said.</text:span></text:p>
      <text:p text:style-name="P10"><text:s text:c="5"/><text:span text:style-name="T17">Alice sighed. Russ must have said something. “Come on out Susan.”</text:span></text:p>
      <text:p text:style-name="P10"><text:s text:c="5"/><text:span text:style-name="T17">Susan walked out to see Doctor Long standing there with a probing instrument in her hand.</text:span></text:p>
      <text:p text:style-name="P10"><text:s text:c="5"/>“<text:span text:style-name="T17">I just need to make some scans of you.” Doctor Long said. “They won’t hurt at all, I promise.”</text:span></text:p>
      <text:p text:style-name="P10"><text:s text:c="5"/><text:span text:style-name="T17">Susan laid down on the bed and tensed up. “Okay.” She said.</text:span></text:p>
      <text:p text:style-name="P10"><text:s text:c="5"/><text:span text:style-name="T17">Doctor Long ran her scanner over Susan’s body focusing mostly on her temporal lobe. After a few moments Doctor Long was done with her scans. “Thank you Susan. I’ll let you two get back to relaxing. If you’ll excuse me.”</text:span></text:p>
      <text:p text:style-name="P10"><text:s text:c="5"/><text:span text:style-name="T17">Doctor Long showed herself out the door.</text:span></text:p>
      <text:p text:style-name="P10"><text:s text:c="5"/>“<text:span text:style-name="T17">That wasn’t so bad.” Susan said.</text:span></text:p>
      <text:p text:style-name="P10"><text:s text:c="5"/><text:span text:style-name="T17">Alice watched Doctor Long leave. “No, it wasn’t.” She was surprised at the fact that Doctor Long didn’t stay further. Typically doctors liked to stay as long as </text:span><text:soft-page-break/><text:span text:style-name="T17">they could and do thorough examinations. But that wasn’t the case with Susan.</text:span></text:p>
      <text:p text:style-name="P10"><text:s text:c="5"/><text:span text:style-name="T17">Susan sat back down at the table and continued reading her book.</text:span></text:p>
      <text:p text:style-name="P10"><text:s text:c="5"/><text:span text:style-name="T17">Russ sat in Chief’s office. “Do you think that was a wise choice to make Chief?” He asked.</text:span></text:p>
      <text:p text:style-name="P10"><text:s text:c="5"/><text:span text:style-name="T17">Chief nodded. “You know it was the right choice.” He said. “What else were we supposed to do about the situation?”</text:span></text:p>
      <text:p text:style-name="P10"><text:s text:c="5"/><text:span text:style-name="T17">Russ thought about it for a moment. “Well not that obviously.” He said. “Alice told me she would take Susan by to see Doctor Long herself. Having Doctor Long just show up at their apartment like that? That goes against any kind of trust that Alice has for me.”</text:span></text:p>
      <text:p text:style-name="P10"><text:s text:c="5"/><text:span text:style-name="T18">Chief shook his head. “No, don’t worry about Alice. If she wants to get mad at someone, she’ll get mad at me. Don’t worry.”</text:span></text:p>
      <text:p text:style-name="P10"><text:s text:c="5"/><text:span text:style-name="T18">Russ stood with his hands behind his back. “Alright.” He said. “If you insist.”</text:span></text:p>
      <text:p text:style-name="P10"><text:s text:c="5"/><text:span text:style-name="T18">Russ walked out the door and headed down the stairs to where Victoria was crunching data still. He looked at the progress bar, it was at eighty-five percent. Another fifteen percent and he would have the answer to the question of the day. What on earth was Victoria spewing forth.</text:span></text:p>
      <text:p text:style-name="P10"><text:s text:c="5"/><text:span text:style-name="T18">Russ sat there and watched as the progress bar continued moving. Soon it was at ninety percent. Then ninety-five percent. Then one hundred percent.</text:span></text:p>
      <text:p text:style-name="P10"><text:s text:c="5"/><text:span text:style-name="T18">Looking at the computer monitor, Russ wondered what it all meant. There was a diagram of Earth and some measurements that he couldn’t understand. What the hell did it all mean?</text:span></text:p>
      <text:p text:style-name="P10"><text:s text:c="5"/><text:span text:style-name="T18">Russ tried to interact with the diagram. It asked for input. Russ tried anything.</text:span></text:p>
      <text:p text:style-name="P10"><text:soft-page-break/><text:s text:c="5"/>“<text:span text:style-name="T18">Who are you?” He asked.</text:span></text:p>
      <text:p text:style-name="P10"><text:s text:c="5"/>“<text:span text:style-name="T18">To know who you are is but to ask yourself the same question.” Came the reply.</text:span></text:p>
      <text:p text:style-name="P10"><text:s text:c="5"/>“<text:span text:style-name="T18">Where do you come from.” Russ asked.</text:span></text:p>
      <text:p text:style-name="P10"><text:s text:c="5"/>“<text:span text:style-name="T18">To know where you come from is to come from there.”</text:span></text:p>
      <text:p text:style-name="P10"><text:s text:c="5"/><text:span text:style-name="T18">It spoke in riddles.</text:span></text:p>
      <text:p text:style-name="P10"><text:s text:c="5"/><text:span text:style-name="T18">Scratching his head, Russ wondered what it all meant. Yet the computer still awaited input.</text:span></text:p>
      <text:p text:style-name="P10"><text:s text:c="5"/><text:span text:style-name="T19">Russ walked away from the computer. He didn’t have the answers the computer wanted. He didn’t have the input. Whatever it wanted, Russ had no clue what was going on.</text:span></text:p>
      <text:p text:style-name="P10"/>
      <text:p text:style-name="P13">* * *</text:p>
      <text:p text:style-name="P11"/>
      <text:p text:style-name="P11"><text:s text:c="5"/>Alice and Susan sat in Alice’s apartment sharing a meal. <text:span text:style-name="T20">Eating a piece of fish, Alice thought about the thing that brought Susan to them. The ability to defy the time laws. She would have loved to ask her more questions, but now it was too late. </text:span><text:span text:style-name="T21">With her memory gone, Susan was unable to answer any questions. She was a clean slate.</text:span></text:p>
      <text:p text:style-name="P11"><text:s text:c="5"/><text:span text:style-name="T21">Susan looked at Alice as she ate. She didn’t quite trust the woman. For all she knew Alice called the doctor down to perform an exam. Susan didn’t care for the exam. It felt invasive.</text:span></text:p>
      <text:p text:style-name="P11"><text:s text:c="5"/>“<text:span text:style-name="T21">What do you think they’ll do with me?” Susan asked.</text:span></text:p>
      <text:p text:style-name="P11"><text:s text:c="5"/><text:span text:style-name="T21">Alice shook her head. “I don’t know, </text:span><text:span text:style-name="T22">usually we send you to the mission. But that didn’t work this time</text:span><text:span text:style-name="T21">.”</text:span></text:p>
      <text:p text:style-name="P12"><text:s text:c="5"/><text:span text:style-name="T22">Susan reached across the table and held Alice’s hand as if to steady her. “It’s okay.” She said. “Whatever I did must have been pretty bad for me to </text:span><text:soft-page-break/><text:span text:style-name="T22">have forgotten all of my memories.” She said rubbing Alice’s hand.</text:span></text:p>
      <text:p text:style-name="P12"><text:span text:style-name="T16"><text:s text:c="5"/></text:span><text:span text:style-name="T22">Alice smiled at Susan. “It wasn’t anything too bad.” She said. “You just needed to come to justice.”</text:span></text:p>
      <text:p text:style-name="P12"><text:span text:style-name="T16"><text:s text:c="5"/></text:span><text:span text:style-name="T22">Susan nodded. Letting go of her hand, she placed her hand on her fork. Susan thought of stabbing Alice in the hand, but then thought against it. She wasn’t a person who could hurt another human being. That part of her was gone. At least she thought it was. Picking up the fork, she used it to cut into her filet of fish.</text:span></text:p>
      <text:p text:style-name="P12"><text:span text:style-name="T16"><text:s text:c="5"/></text:span><text:span text:style-name="T22">Susan took a bite of the salmon. It tasted delicious.</text:span><text:span text:style-name="T16"> <text:s/></text:span><text:span text:style-name="T22">The rest of the meal was had in silence.</text:span></text:p>
      <text:p text:style-name="P12"/>
      <text:p text:style-name="P15">* * *</text:p>
      <text:p text:style-name="P14"/>
      <text:p text:style-name="P14"><text:s text:c="5"/>Chief looked out across the debarkation room. People were working as they usually did. Making sure the time watches were in working order that there were no imperfections in them. They couldn’t have a malfunctioning time watch. That would be a bad thing.</text:p>
      <text:p text:style-name="P14"><text:s text:c="5"/>“Good job people.” Chief said. “keep up the good work.”</text:p>
      <text:p text:style-name="P14"><text:s text:c="5"/>He heard people say “Thank you sir.” etc. at his words of encouragement. He nodded to them. He was grateful they were performing the job they needed to be performing.</text:p>
      <text:p text:style-name="P14"><text:s text:c="5"/>Walking down to the lower core, Chief checked in on Russ who was working with Victoria on the encrypted message.</text:p>
      <text:p text:style-name="P14"><text:s text:c="5"/>“Any word yet Russ?” Chief asked.</text:p>
      <text:p text:style-name="P14"><text:s text:c="5"/>Russ shook his head. “No sir. She’s speaking in riddles and I can’t make heads or tails of it.”</text:p>
      <text:p text:style-name="P14"><text:soft-page-break/><text:s text:c="5"/>Chief nodded. “Keep it up.” He said. “She spat out that data for a reason, I want to know what’s in it.”</text:p>
      <text:p text:style-name="P14"><text:s text:c="5"/>Russ nodded back. “Aye.”</text:p>
      <text:p text:style-name="P14"/>
      <text:p text:style-name="P14">Chapter Three</text:p>
      <text:p text:style-name="P14"/>
      <text:p text:style-name="P14"><text:s text:c="5"/><text:span text:style-name="T23">Alice woke up to an alert klaxon. She got dressed and ran to the door. Susan woke up as well but sat there in a daze.</text:span></text:p>
      <text:p text:style-name="P14"><text:s text:c="5"/><text:span text:style-name="T23">Entering the debarkation room, Alice surveyed what was going on. A man had come from a different time using some other device than the time watch.</text:span></text:p>
      <text:p text:style-name="P14"><text:s text:c="5"/>“<text:span text:style-name="T23">I’m here to warn you.” The man said. “I don’t have much time.”</text:span></text:p>
      <text:p text:style-name="P14"><text:s text:c="5"/><text:span text:style-name="T23">Chief and Russ walked down the stairs of Chief’s office and into the debarkation room.</text:span></text:p>
      <text:p text:style-name="P14"><text:s text:c="5"/>“<text:span text:style-name="T24">Molar</text:span><text:span text:style-name="T23"> is coming.” He said. “She will destroy you all.”</text:span></text:p>
      <text:p text:style-name="P14"><text:s text:c="5"/><text:span text:style-name="T24">The man vanished in a flash of light.</text:span></text:p>
      <text:p text:style-name="P14"><text:s text:c="5"/><text:span text:style-name="T24">Alice looked to Chief. “What does that mean?”</text:span></text:p>
      <text:p text:style-name="P14"><text:s text:c="5"/><text:span text:style-name="T24">Chief shook his head. “I don’t have a clue.”</text:span></text:p>
      <text:p text:style-name="P14"><text:s text:c="5"/><text:span text:style-name="T24">Russ walked down to the main control room. Sitting at Victoria’s console he typed in a command. “Who is Molar.”</text:span></text:p>
      <text:p text:style-name="P14"><text:s text:c="5"/><text:span text:style-name="T24">Victoria whirled. “Working.” Then she said. “The destroyer of worlds.”</text:span></text:p>
      <text:p text:style-name="P14"><text:s text:c="5"/><text:span text:style-name="T24">Russ gasped. The machine code had given him an answer instead of a riddle. He didn’t like the answer but it was going to have to be good enough.</text:span></text:p>
      <text:p text:style-name="P14"><text:s text:c="5"/><text:span text:style-name="T25">The destroyer of worlds. Russ thought. </text:span><text:span text:style-name="T26">What did that mean exactly? Was some harbinger of death coming to destroy them all?</text:span></text:p>
      <text:p text:style-name="P14"><text:s text:c="5"/><text:span text:style-name="T26">Russ ran back to the debarkation room and looked at Chief. “The destroyer of worlds is coming.” He said.</text:span></text:p>
      <text:p text:style-name="P14"><text:soft-page-break/><text:s text:c="5"/><text:span text:style-name="T26">Chief looked at Russ with disbelief on his face. “No, the destroyer of worlds? She’s a myth. A fantasy.” He said.</text:span></text:p>
      <text:p text:style-name="P14"><text:s text:c="5"/>“<text:span text:style-name="T26">You know of her?” Russ asked.</text:span></text:p>
      <text:p text:style-name="P14"><text:s text:c="5"/><text:span text:style-name="T26">Chief nodded. “Yes, I’ve read about her in ancient mythology.”</text:span></text:p>
      <text:p text:style-name="P14"><text:s text:c="5"/><text:span text:style-name="T27">Russ was dumbfounded. “And you didn’t think it was necessary to say anything to the man who just vanished?”</text:span></text:p>
      <text:p text:style-name="P14"><text:s text:c="5"/><text:span text:style-name="T27">Chief shrugged. “She’s a myth. She won’t be coming here, I promise you that.”</text:span></text:p>
      <text:p text:style-name="P14"><text:s text:c="5"/><text:span text:style-name="T27">Russ nodded. “Uh huh, sure she won’t.”</text:span></text:p>
      <text:p text:style-name="P14"><text:s text:c="5"/><text:span text:style-name="T27">Alice walked over to Russ and Chief. “So fellas, what are we going to do about this?”</text:span></text:p>
      <text:p text:style-name="P14"><text:s text:c="5"/><text:span text:style-name="T27">Chief looked at Alice. “Nothing. Are you sure it’s safe to leave Susan alone?”</text:span></text:p>
      <text:p text:style-name="P14"><text:s text:c="5"/><text:span text:style-name="T27">Alice nodded. “She’s asleep, there’s nothing wrong.”</text:span></text:p>
      <text:p text:style-name="P14"><text:s text:c="5"/><text:span text:style-name="T27">Chief nodded. “Alright, but you better get back to her. She’s your responsibility for now.”</text:span></text:p>
      <text:p text:style-name="P14"><text:s text:c="5"/><text:span text:style-name="T27">Alice smiled. “Of course boss.” She walked away to the elevator that would take her back to her apartment.</text:span></text:p>
      <text:p text:style-name="P14"><text:s text:c="5"/><text:span text:style-name="T27">Russ’s smile faded. “I hope you know what you’re doing Chief.” He said. He too walked away towards the elevator to get caught up on sleep.</text:span></text:p>
      <text:p text:style-name="P14"><text:s text:c="5"/><text:span text:style-name="T27">Chief looked out at his people. They were quietly working afraid to look at him. He liked that about some people. Just do as you’re told. Don’t ask questions.</text:span></text:p>
      <text:p text:style-name="P14"><text:s text:c="5"/><text:span text:style-name="T28">Alice made it back to her room without any hassle. As she walked inside she saw that Susan was awake and sitting on the edge of the bed.</text:span></text:p>
      <text:p text:style-name="P14"><text:s text:c="5"/>“<text:span text:style-name="T28">Are you okay? Is everything okay?” Susan asked.</text:span></text:p>
      <text:p text:style-name="P14"><text:soft-page-break/><text:s text:c="5"/><text:span text:style-name="T28">Alice nodded. “Yes, everything’s fine. Just some weird excitement among the higher ups. Nothing crazy.” She said.</text:span></text:p>
      <text:p text:style-name="P14"><text:s text:c="5"/>“<text:span text:style-name="T28">Oh good.” Susan said. “Who’s Molar?” She asked.</text:span></text:p>
      <text:p text:style-name="P14"><text:s text:c="5"/><text:span text:style-name="T28">Alice turned her head around quick. “What did you say?”</text:span></text:p>
      <text:p text:style-name="P14"><text:s text:c="5"/>“<text:span text:style-name="T28">Who is Molar?” Susan said. “I patched into the system feed and watched it all on that screen over there.”</text:span></text:p>
      <text:p text:style-name="P14"><text:s text:c="5"/><text:span text:style-name="T28">Alice smirked. The kid was smart. “Molar is from some mythology who knows how far back.” She said. “She’s the destroyer of worlds.”</text:span></text:p>
      <text:p text:style-name="P14"><text:s text:c="5"/><text:span text:style-name="T28">Susan nodded. “Oh, is that all.” She said. “It could be worse you know.”</text:span></text:p>
      <text:p text:style-name="P14"><text:s text:c="5"/>“<text:span text:style-name="T28">Yeah? Like how?” Alice asked.</text:span></text:p>
      <text:p text:style-name="P14"><text:s text:c="5"/>“<text:span text:style-name="T28">She could be the destroyer of universes.” Susan chuckled.</text:span></text:p>
      <text:p text:style-name="P14"><text:s text:c="5"/><text:span text:style-name="T28">Alice tossed a pillow at Susan. “You’re too funny.” She said.</text:span></text:p>
      <text:p text:style-name="P14"><text:s text:c="5"/><text:span text:style-name="T29">Catching the pillow, Susan patted the bed. “Come and sit down. I have so many questions for you.”</text:span></text:p>
      <text:p text:style-name="P14"><text:s text:c="5"/><text:span text:style-name="T29">And that’s how they spent their day. Asking and answering questions. Alice avoided any security questions that she could, but was able to answer the more general questions </text:span><text:span text:style-name="T30">with ease.</text:span></text:p>
      <text:p text:style-name="P14"/>
      <text:p text:style-name="P17">* * *</text:p>
      <text:p text:style-name="P14"/>
      <text:p text:style-name="P14"><text:s text:c="5"/><text:span text:style-name="T31">Down in the medical bay, Doctor Long sat at her desk. Word had gotten to her about Molar and she was doing some light reading about the mythical creature.</text:span></text:p>
      <text:p text:style-name="P14"><text:s text:c="5"/><text:span text:style-name="T31">Doctor Long was amused by the fact that Molar only appears every seven thousand years. That she comes and destroys a world she feels is fitting to be </text:span><text:soft-page-break/><text:span text:style-name="T31">destroyed. Some criteria that didn’t make any sense to her, but that didn’t matter.</text:span></text:p>
      <text:p text:style-name="P14"><text:s text:c="5"/><text:span text:style-name="T31">Looking over more texts, she continued to read into the night hours. It fascinated her all of this reading she was doing. The mythical creature supposedly had claw like hands, with wings and could fly. She had the face of an angel, yet the body of a devil. Complete with a forked tail.</text:span></text:p>
      <text:p text:style-name="P14"><text:s text:c="5"/><text:span text:style-name="T31">Doctor Long smirked at the description of Molar. Who knew what a beautiful scary creature this could be. In a way she hoped that she would meet Molar, and yet in another way she hoped she would never meet the creature. She hoped it wouldn’t come down to meeting Molar face to face.</text:span></text:p>
      <text:p text:style-name="P14"/>
      <text:p text:style-name="P17">* * *</text:p>
      <text:p text:style-name="P14"/>
      <text:p text:style-name="P14"><text:s text:c="5"/><text:span text:style-name="T31">Russ laid back in his chair in his apartment. He too was amused by the story of Molar. He wanted to know who the man was who appeared to them all. </text:span><text:span text:style-name="T32">Time travelers usually didn’t come from the future to warn people about events that was going to happen.</text:span></text:p>
      <text:p text:style-name="P14"><text:s text:c="5"/><text:span text:style-name="T32">Drinking his whiskey, Russ wondered what would happen exactly. If he was going to be destroyed he wanted to know everything about it all. There wasn’t anything he wanted left out. All of the knowledge was important to Russ.</text:span></text:p>
      <text:p text:style-name="P14"><text:s text:c="5"/><text:span text:style-name="T32">Reading over the print out from Victoria, Russ sighed. How could they fight such a creature? If it was indeed Molar, he wondered how they would be able to defeat such a monster.</text:span></text:p>
      <text:p text:style-name="P14"><text:s text:c="5"/><text:span text:style-name="T32">Russ wanted answers. Answers that weren’t going to happen while he was sitting there in his chair. Getting up he ran to the elevator. He needed to interact with Victoria directly.</text:span></text:p>
      <text:p text:style-name="P14"><text:soft-page-break/></text:p>
      <text:p text:style-name="P2">Chapter Four</text:p>
      <text:p text:style-name="P2"/>
      <text:p text:style-name="P2"><text:s text:c="5"/><text:span text:style-name="T33">Susan sat in Alice’s apartment contemplating what Molar would do to them all. She didn’t want anything bad to happen but feared the worst.</text:span></text:p>
      <text:p text:style-name="P2"><text:s text:c="5"/><text:span text:style-name="T33">Looking around, she looked for a terminal to conduct research. There was none.</text:span></text:p>
      <text:p text:style-name="P2"><text:s text:c="5"/>“<text:span text:style-name="T33">Computer?” She asked. “Are you there?”</text:span></text:p>
      <text:p text:style-name="P2"><text:s text:c="5"/><text:span text:style-name="T33">Still silence.</text:span></text:p>
      <text:p text:style-name="P2"><text:s text:c="5"/><text:span text:style-name="T33">Susan frowned. Looked like she was on her own to find something useful for research.</text:span></text:p>
      <text:p text:style-name="P2"><text:s text:c="5"/><text:span text:style-name="T33">Alice walked out of the shower wrapped in a towel. She looked over to Susan. “Victoria is voice activated, but you have to be in the system to use her.” She said.</text:span></text:p>
      <text:p text:style-name="P2"><text:s text:c="5"/><text:span text:style-name="T33">Susan continued to frown. “I’m not in the system am I?”</text:span></text:p>
      <text:p text:style-name="P2"><text:s text:c="5"/><text:span text:style-name="T33">Alice shook her head. “No, you’re no longer in the system. That privilege was taken away from you.”</text:span></text:p>
      <text:p text:style-name="P2"><text:s text:c="5"/><text:span text:style-name="T33">Susan looked at Alice. “It must have been something really bad for you to erase my memories.” She said. “I wish it could be reversed.”</text:span></text:p>
      <text:p text:style-name="P2"><text:s text:c="5"/><text:span text:style-name="T33">Alice dropped the towel and got dressed. “Yeah well, Doctor Long hasn’t perfected that procedure yet.” She said putting on her pants. “She can’t even selectively erase memories like she wants to. It’s a shame really.”</text:span></text:p>
      <text:p text:style-name="P2"><text:s text:c="5"/><text:span text:style-name="T33">Putting on a blouse, Alice buttoned it up to the next to top button. “Besides, I don’t think you’d want those memories back. They seemed rather bleak.” She said.</text:span></text:p>
      <text:p text:style-name="P2"><text:s text:c="5"/>“<text:span text:style-name="T33">Shower’s all yours if you want it.” Alice said picking up her towel and tossing it in the laundry.</text:span></text:p>
      <text:p text:style-name="P2"><text:soft-page-break/><text:s text:c="5"/>“<text:span text:style-name="T33">Thanks.” Susan said as she began to get undressed. “I just wonder what my life was like before all of this.” She said.</text:span></text:p>
      <text:p text:style-name="P2"><text:s text:c="5"/><text:span text:style-name="T33">Stepping into the shower, Susan felt the warm water hit her skin. She felt comfortable there. Susan wanted to know what happened to her, why they erased her memory. How she could possibly get her memory back. She wanted to be who she had been before the memory wipe occurred.</text:span></text:p>
      <text:p text:style-name="P2"><text:s text:c="5"/><text:span text:style-name="T33">Susan slid down the shower wall and sat on the floor. She cried as she thought nothing good could come of any of it. Even if they were able to reverse the procedure, would she be able to live with herself? That was a strong question to have bouncing around in her head.</text:span></text:p>
      <text:p text:style-name="P2"><text:s text:c="5"/><text:span text:style-name="T33">Water ran down her body to the floor. Susan wished she could just fix it all. But knew that would be impossible. Maybe a visit to the medical bay would help, she wondered.</text:span></text:p>
      <text:p text:style-name="P2"><text:s text:c="5"/><text:span text:style-name="T34">Washing her body, she got out of the shower and reached for a towel. </text:span><text:span text:style-name="T35">Walking out of the bathroom she found Alice sitting there on the bed.</text:span></text:p>
      <text:p text:style-name="P2"><text:s text:c="5"/>“<text:span text:style-name="T35">I want to talk to “Doctor Long.” Susan said. “She must have some answers for me.”</text:span></text:p>
      <text:p text:style-name="P2"><text:s text:c="5"/><text:span text:style-name="T35">Alice nodded. “Alright, get dressed and we’ll go.”</text:span></text:p>
      <text:p text:style-name="P2"><text:s text:c="5"/><text:span text:style-name="T36">Doctor Long was with a patient who had a broken leg. She was repairing the broken leg and putting a cast on it when Alice and Susan showed up.</text:span></text:p>
      <text:p text:style-name="P2"><text:s text:c="5"/>“<text:span text:style-name="T36">Oh hello ladies, please have a seat. I’ll be with you shortly.” Doctor Long said.</text:span></text:p>
      <text:p text:style-name="P2"><text:s text:c="5"/><text:span text:style-name="T36">Susan and Alice walked into Doctor Long’s office and sat down. The chairs were made of wood and rather uncomfortable. But they would have to do.</text:span></text:p>
      <text:p text:style-name="P2"><text:s text:c="5"/><text:span text:style-name="T36">A half hour later, Doctor Long joined the ladies.</text:span></text:p>
      <text:p text:style-name="P2"><text:soft-page-break/><text:s text:c="5"/>“<text:span text:style-name="T36">I’m sorry about that.” Doctor Long said “There was an emergency. What can I do for you today?”</text:span></text:p>
      <text:p text:style-name="P2"><text:s text:c="5"/><text:span text:style-name="T36">Susan looked at Doctor Long and tried her best to smile. “Well miss, I want to know exactly what kind of person I was before you wiped my memory.”</text:span></text:p>
      <text:p text:style-name="P2"><text:s text:c="5"/><text:span text:style-name="T36">Doctor Long looked at Alice who simply nodded her head. It was as if to say go ahead, tell her what she wants to know.</text:span></text:p>
      <text:p text:style-name="P2"><text:s text:c="5"/>“<text:span text:style-name="T36">Okay.” Doctor Long began. “You were a bright field agent. One of the best there was. We called you Red because no one knew your name. You never gave it out to anyone.”</text:span></text:p>
      <text:p text:style-name="P2"><text:s text:c="5"/>“<text:span text:style-name="T36">You solved many cases on your own without the need of a partner. You said that partners slowed you down.” Doctor Long continued. “We tried to get you a partner on several occasions, but still you refused. You could say you were stubborn.”</text:span></text:p>
      <text:p text:style-name="P2"><text:s text:c="5"/>“<text:span text:style-name="T36">In a single year alone, you solved twenty different time ripples, which is a quite impressive feat.”</text:span></text:p>
      <text:p text:style-name="P2"><text:s text:c="5"/>“<text:span text:style-name="T36">And you took my memories away from me.” Susan said.</text:span></text:p>
      <text:p text:style-name="P2"><text:s text:c="5"/><text:span text:style-name="T36">Alice looked to Susan. “Well you turned evil sort of.” She said. “You began stealing and making wealth based on time traveling into the past. It’s against the rules to make gains on the past or lives of those who live in the past.”</text:span></text:p>
      <text:p text:style-name="P2"><text:s text:c="5"/><text:span text:style-name="T36">Susan shook her head. She couldn’t believe it. “No, no no. There must be some kind of mistake.”</text:span></text:p>
      <text:p text:style-name="P2"><text:s text:c="5"/>“<text:span text:style-name="T36">I’m afraid there’s no mistake there.” Alice said. “I read the report twice myself. So did Doctor Long.”</text:span></text:p>
      <text:p text:style-name="P2"><text:s text:c="5"/>“<text:span text:style-name="T36">It was quite a long list of charges.” Doctor Long said. “Petty theft, gambling, playing the stock market. The list went on for a while.” She said.</text:span></text:p>
      <text:p text:style-name="P2"><text:s text:c="5"/><text:span text:style-name="T36">Susan frowned. “Do you have any of my memories kept in a vault or something?” She asked. “So I can </text:span><text:soft-page-break/><text:span text:style-name="T36">watch them on a disc of some kind?” Susan wanted to be able to see herself being a good person rather than the horrible person they were making her out to be.</text:span></text:p>
      <text:p text:style-name="P2"><text:s text:c="5"/><text:span text:style-name="T36">Doctor Long shook her head. “No, I’m afraid not. We don’t keep those kind of records around here. I’m sorry.”</text:span></text:p>
      <text:p text:style-name="P2"><text:s text:c="5"/>“<text:span text:style-name="T36">I see.” Susan said. “Well it was worth a shot you know?”</text:span></text:p>
      <text:p text:style-name="P2"><text:s text:c="5"/><text:span text:style-name="T36">Doctor Long nodded. “Yes I understand. I’m sorry.” She apologized again.</text:span></text:p>
      <text:p text:style-name="P2"><text:s text:c="5"/><text:span text:style-name="T36">Alice looked at Doctor Long and frowned. She knew full well that the doctor kept meticulous records, and part of the mind wipe device kept recordings of a person’s mind so they could be looked at later on if needed.</text:span></text:p>
      <text:p text:style-name="P2"><text:s text:c="5"/><text:span text:style-name="T36">She couldn’t believe Doctor Long would lie to Susan. Maybe she was told to by someone. Maybe she didn’t want to get into it. Whatever the case, Susan deserved to know the truth. But it wasn’t Alice’s place to tell her the truth about any of it.</text:span></text:p>
      <text:p text:style-name="P2"><text:s text:c="5"/><text:span text:style-name="T36">A shame.</text:span><text:span text:style-name="T36"><text:note text:id="ftn1" text:note-class="footnote"><text:note-citation>1</text:note-citation><text:note-body><text:p text:style-name="P4">Susan and Alice went back to their shared apartment. Taking Alice in her arms, Susan kissed Alice on the lips. Alice didn’t refuse the kiss but instead kissed her back.</text:p><text:p text:style-name="P1"><text:s text:c="5"/>“<text:span text:style-name="T37">I’ve been waiting to do that.” Susan said.</text:span></text:p><text:p text:style-name="P1"><text:s text:c="5"/>“<text:span text:style-name="T37">I’ve hoped you would.” Alice responded.</text:span></text:p><text:p text:style-name="P1"><text:s text:c="5"/><text:span text:style-name="T37">Leading Alice to the bed, Susan had more surprises in store for her.</text:span></text:p></text:note-body></text:note></text:span></text:p>
      <text:p text:style-name="P2"/>
      <text:p text:style-name="P5">Chapter Five</text:p>
      <text:p text:style-name="P5"><text:s text:c="5"/><text:span text:style-name="T38">The next morning, Russ was pacing around the debarkation room. He looked at his watch and noted </text:span><text:soft-page-break/><text:span text:style-name="T38">the time. Alice was late again. He made a note to send her a reprimand for her tardiness.</text:span></text:p>
      <text:p text:style-name="P5"><text:s text:c="5"/><text:span text:style-name="T39">As Alice appeared he smirked at her. There was something different about her. She had done her hair. Maybe that was the reason she was late. Whatever the case she was late.</text:span></text:p>
      <text:p text:style-name="P5"><text:s text:c="5"/>“<text:span text:style-name="T39">You’re late.” </text:span><text:span text:style-name="T41">Russ said.</text:span></text:p>
      <text:p text:style-name="P5"><text:s text:c="5"/><text:span text:style-name="T39">Alice nodded. “I know boss.” </text:span><text:span text:style-name="T40">Strapping on her time watch, she got ready. “Shall we go?”</text:span></text:p>
      <text:p text:style-name="P5"><text:s text:c="5"/>“<text:span text:style-name="T40">Yeah.” Russ said. “</text:span><text:span text:style-name="T42">Let’s go.” He activated a vortex and they disappeared.</text:span></text:p>
      <text:p text:style-name="P5"/>
      <text:p text:style-name="P7">* * *</text:p>
      <text:p text:style-name="P5"/>
      <text:p text:style-name="P5"><text:s text:c="5"/><text:span text:style-name="T42">Susan stirred in bed. Waking up she noticed Alice was gone. Probably off on some kind of mission she thought. Oh well that was her job after all. Getting out of bed she was met by a note.</text:span></text:p>
      <text:p text:style-name="P5"/>
      <text:p text:style-name="P6">Susan,</text:p>
      <text:p text:style-name="P6"/>
      <text:p text:style-name="P6"><text:s text:c="5"/>I’ll be back later.</text:p>
      <text:p text:style-name="P6"/>
      <text:p text:style-name="P6">Alice</text:p>
      <text:p text:style-name="P6"/>
      <text:p text:style-name="P6"><text:s text:c="5"/>Susan nodded. Yep a mission for sure. <text:span text:style-name="T43">A bummer that was. Looking around the apartment, Susan found Alice’s record player. She pulled out a few select records and began playing one of them. She was relaxed.</text:span></text:p>
      <text:p text:style-name="P6"/>
      <text:p text:style-name="P9">* * *</text:p>
      <text:p text:style-name="P8"/>
      <text:p text:style-name="P8"><text:soft-page-break/><text:s text:c="5"/>Alice and Russ exited the vortex. The year was 2263, a hundred years into the future. Russ looked around, nothing seemed out of place.</text:p>
      <text:p text:style-name="P8"><text:s text:c="5"/>“Looks like the Earth makes it to this time.” He said. “The destroyer of worlds hasn’t destroyed anything.”</text:p>
      <text:p text:style-name="P8"><text:s text:c="5"/>“Yes.” Alice said pointing to the sky. “Look at the moon, it’s blood red.”</text:p>
      <text:p text:style-name="P8"><text:s text:c="5"/><text:span text:style-name="T44">Russ followed her gaze, sure enough the moon was red in color. The end of times was near, according to the bible. He smiled at the thought.</text:span></text:p>
      <text:p text:style-name="P8"><text:s text:c="5"/>“<text:span text:style-name="T45">Come on, we have a job to do.” Russ said.</text:span></text:p>
      <text:p text:style-name="P8"><text:s text:c="5"/><text:span text:style-name="T45">As they walked around town they noticed something. People were wearing cloaks of some kind. </text:span><text:span text:style-name="T46">Russ wondered if they were for religious purposes or some other kind of worship.</text:span></text:p>
      <text:p text:style-name="P8"><text:s text:c="5"/><text:span text:style-name="T46">Alice noticed them too. “Interesting garb for a society in the future.” She said.</text:span></text:p>
      <text:p text:style-name="P8"><text:s text:c="5"/><text:span text:style-name="T46">Russ nodded. “Yes, interesting indeed.”</text:span></text:p>
      <text:p text:style-name="P8"><text:s text:c="5"/>“<text:span text:style-name="T47">Prepare the way for the great Molar to return.” A man said holding a bell. As he rang the bell he repeated the saying.</text:span></text:p>
      <text:p text:style-name="P8"><text:s text:c="5"/><text:span text:style-name="T47">Alice and Russ exchanged looks.</text:span></text:p>
      <text:p text:style-name="P8"><text:s text:c="5"/>“<text:span text:style-name="T48">That’s gotta mean something.” Russ said.</text:span></text:p>
      <text:p text:style-name="P8"><text:s text:c="5"/><text:span text:style-name="T48">Alice nodded. “I agree boss.”</text:span></text:p>
      <text:p text:style-name="P8"><text:s text:c="5"/><text:span text:style-name="T49">Walking up to the man, Russ smiled. “Hi.” He said.</text:span></text:p>
      <text:p text:style-name="P8"><text:s text:c="5"/><text:span text:style-name="T49">The man looked at them. “What manner of clothes are you wearing?” He asked. “Molar will not be pleased with what you wear.”</text:span></text:p>
      <text:p text:style-name="P8"><text:s text:c="5"/><text:span text:style-name="T49">Ushering them inside a church, the man offered them each a cloak. “Here you are my children.” He said. “Now Molar will hear your prayers.”</text:span></text:p>
      <text:p text:style-name="P8"><text:s text:c="5"/>“<text:span text:style-name="T50">You look good boss.” Alice said referring to the black robes he wore.</text:span></text:p>
      <text:p text:style-name="P8"><text:soft-page-break/><text:s text:c="5"/>“<text:span text:style-name="T50">Oh hush.” Russ said </text:span><text:span text:style-name="T51">teasing Alice back.</text:span></text:p>
      <text:p text:style-name="P8"><text:s text:c="5"/>“<text:span text:style-name="T51">Sir, may we ask you a question?” Russ asked.</text:span></text:p>
      <text:p text:style-name="P8"><text:s text:c="5"/><text:span text:style-name="T51">The man nodded. “Please call me Greg.”</text:span></text:p>
      <text:p text:style-name="P8"><text:s text:c="5"/>“<text:span text:style-name="T51">Greg,” Russ said “Molar, who is she?”</text:span></text:p>
      <text:p text:style-name="P8"><text:s text:c="5"/><text:span text:style-name="T51">Greg looked at Russ and then to Alice. “You do not know of the great Molar? She who will save us from ourselves through the destruction of the world?”</text:span></text:p>
      <text:p text:style-name="P8"><text:s text:c="5"/><text:span text:style-name="T51">Russ nodded. Great, he thought, the name was true. “Yeah something like that.”</text:span></text:p>
      <text:p text:style-name="P8"><text:s text:c="5"/>“<text:span text:style-name="T51">Where do you come from?” Greg asked.</text:span></text:p>
      <text:p text:style-name="P8"><text:s text:c="5"/><text:span text:style-name="T51">Alice smiled. “South America.” She said. “</text:span><text:span text:style-name="T52">We believe in the destroyer of worlds, but we call her by a different name.”</text:span></text:p>
      <text:p text:style-name="P8"><text:s text:c="5"/>“<text:span text:style-name="T52">Oh.” Greg said. “Yes she has many names people call her.”</text:span></text:p>
      <text:p text:style-name="P8"><text:s text:c="5"/>“<text:span text:style-name="T53">Do you have any literature on Molar that we might be able to take with us on our journey?” Russ asked.</text:span></text:p>
      <text:p text:style-name="P8"><text:s text:c="5"/><text:span text:style-name="T53">Greg nodded. “Of course my child, of course.” Reaching into his robe he produced a book. “Here you go. That will be twenty dollars.”</text:span></text:p>
      <text:p text:style-name="P8"><text:s text:c="5"/><text:span text:style-name="T53">Russ reached into his pocket and grabbed some money. “I hope gold is okay.”</text:span></text:p>
      <text:p text:style-name="P8"><text:s text:c="5"/><text:span text:style-name="T53">Greg smiled. “Of course it is. Of course it is.”</text:span></text:p>
      <text:p text:style-name="P8"><text:s text:c="5"/><text:span text:style-name="T53">Walking outside, Russ and Alice heard Greg continue to call out sinners to repentance before Molar came back.</text:span></text:p>
      <text:p text:style-name="P8"><text:s text:c="5"/><text:span text:style-name="T53">Russ thumbed through the book. “Look here.” He said. “It says that Molar will come back during a time when no one expects her. That she will cause the world to quake under her feet and the cities to tremble.”</text:span></text:p>
      <text:p text:style-name="P8"><text:s text:c="5"/><text:span text:style-name="T53">Alice smirked. “Sounds like my kind of lady.” She said.</text:span></text:p>
      <text:p text:style-name="P8"><text:soft-page-break/><text:s text:c="5"/><text:span text:style-name="T54">Russ knew she was joking, but couldn’t help but wonder if she really did believe in Molar or not. It wasn’t anything to be ashamed of, but it was an interesting thought process to believe in.</text:span></text:p>
      <text:p text:style-name="P8"><text:s text:c="5"/><text:span text:style-name="T54">Alice looked at Russ. “I’ve been spending a lot of time with Susan boss. I wonder if she can be used in our line of work again. If she can be trusted.”</text:span></text:p>
      <text:p text:style-name="P8"><text:s text:c="5"/><text:span text:style-name="T54">Russ shook his head. “We’d have to retrain her.” He said. “She’s too much of a risk.”</text:span></text:p>
      <text:p text:style-name="P8"><text:s text:c="5"/>“<text:span text:style-name="T54">Don’t you believe in giving people a second chance?” Alice asked.</text:span></text:p>
      <text:p text:style-name="P8"><text:s text:c="5"/><text:span text:style-name="T54">Russ nodded. “Sure I do, but she had her second chance and her third and fourth as far as I’m concerned. There’s nothing we can do about it. She sealed her fate.”</text:span></text:p>
      <text:p text:style-name="P8"><text:s text:c="5"/><text:span text:style-name="T54">They continued walking down the street.</text:span></text:p>
      <text:p text:style-name="P8"><text:s text:c="5"/>“<text:span text:style-name="T54">But she doesn’t remember anything.” Alice said. “We could retrain her, make her one of the best operatives we’ve ever had.”</text:span></text:p>
      <text:p text:style-name="P8"><text:s text:c="5"/>“<text:span text:style-name="T54">She already was one of the best operatives we ever had.” Russ said. “Don’t you remember?”</text:span></text:p>
      <text:p text:style-name="P8"><text:s text:c="5"/><text:span text:style-name="T54">Alice nodded. “Right, that’s what I’ve been told.”</text:span></text:p>
      <text:p text:style-name="P8"><text:s text:c="5"/>“<text:span text:style-name="T54">Besides” Russ said “If I can’t trust a member of my team to do what’s right, how can I trust them out in the field? Who knows what kind of time laws they would break. Who knows what kind of havoc they would bring about.”</text:span></text:p>
      <text:p text:style-name="P8"><text:s text:c="5"/><text:span text:style-name="T54">Alice kicked a rock. “True boss, true.” She said.</text:span></text:p>
      <text:p text:style-name="P8"><text:s text:c="5"/>“<text:span text:style-name="T54">It’s not like we haven’t explored this thought process.” Russ said. “That’s how Peter came to be the way he is. We thought we could trust him, but now we know we can’t.”</text:span></text:p>
      <text:p text:style-name="P8"><text:s text:c="5"/><text:span text:style-name="T54">Alice nodded. “So you’ll wipe his memory again.”</text:span></text:p>
      <text:p text:style-name="P8"><text:s text:c="5"/><text:span text:style-name="T54">Russ nodded. “Yes.”</text:span></text:p>
      <text:p text:style-name="P8"/>
      <text:p text:style-name="P16"><text:soft-page-break/>Chapter Six</text:p>
      <text:p text:style-name="P16"/>
      <text:p text:style-name="P16"><text:s text:c="5"/><text:span text:style-name="T55">Peter sat in his cell. </text:span><text:span text:style-name="T56">He stared at the ceiling talking to imaginary friends and whatnot. </text:span><text:span text:style-name="T57">He wished they were real people he was talking to but that wasn’t possible. They had moved Peter to solitary confinement.</text:span></text:p>
      <text:p text:style-name="P16"><text:s text:c="5"/>“<text:span text:style-name="T58">Open her up.” Susan said.</text:span></text:p>
      <text:p text:style-name="P16"><text:s text:c="5"/><text:span text:style-name="T58">The door to the cell opened.</text:span></text:p>
      <text:p text:style-name="P16"><text:s text:c="5"/><text:span text:style-name="T58">Susan walked into the outer cell, Peter was in the inner cell. “Hi Peter.” Susan said as she walked in.</text:span></text:p>
      <text:p text:style-name="P16"><text:s text:c="5"/><text:span text:style-name="T58">Peter looked at Susan with disbelief. “Red, I thought they fried your brain.”</text:span></text:p>
      <text:p text:style-name="P16"><text:s text:c="5"/><text:span text:style-name="T58">Susan nodded. “They did.” She said. “I thought I’d come down here and talk with you for a bit, if that’s okay.”</text:span></text:p>
      <text:p text:style-name="P16"><text:s text:c="5"/><text:span text:style-name="T58">Peter smiled. “Sure that’s fine Red.” He said. “</text:span><text:span text:style-name="T59">What do you want to talk about?”</text:span></text:p>
      <text:p text:style-name="P16"><text:s text:c="5"/>“<text:span text:style-name="T59">What made you turn against the time agents?” Susan asked.</text:span></text:p>
      <text:p text:style-name="P16"><text:s text:c="5"/><text:span text:style-name="T59">Peter’s smile dropped. He wasn’t interested in talking about time travel. But since it was Red asking he figured it wouldn’t hurt.</text:span></text:p>
      <text:p text:style-name="P16"><text:s text:c="5"/>“<text:span text:style-name="T59">Well I didn’t turn against anyone.” Peter said. “I just figured I could make a better life for myself.” He said. “Make some money on the side, you know the drill.” He paused. No she didn’t know the drill, she had no memory of it all.</text:span></text:p>
      <text:p text:style-name="P16"><text:s text:c="5"/><text:span text:style-name="T59">Susan shook her head. Confirming his thoughts.</text:span></text:p>
      <text:p text:style-name="P16"><text:s text:c="5"/>“<text:span text:style-name="T59">Peter.”</text:span></text:p>
      <text:p text:style-name="P16"><text:s text:c="5"/>“<text:span text:style-name="T59">Pete.” Peter said. “You used to call me Pete.”</text:span></text:p>
      <text:p text:style-name="P16"><text:s text:c="5"/>“<text:span text:style-name="T59">Pete” Susan said “Why did I choose to break the rules?”</text:span></text:p>
      <text:p text:style-name="P16"><text:soft-page-break/><text:s text:c="5"/>“<text:span text:style-name="T59">The same reason I did, you were looking for a better life.” Peter said. “They ended up catching us both.”</text:span></text:p>
      <text:p text:style-name="P16"><text:s text:c="5"/><text:span text:style-name="T59">Susan paced back and forth looking at Peter and then to the floor, then back at Peter again. “</text:span><text:span text:style-name="T60">If life was better by stealing and whatnot, why did we get caught?”</text:span></text:p>
      <text:p text:style-name="P16"><text:s text:c="5"/><text:span text:style-name="T60">Peter shrugged. “If life is so good now, why do they have a security problem to begin with?”</text:span></text:p>
      <text:p text:style-name="P16"><text:s text:c="5"/><text:span text:style-name="T60">Susan smiled. He had a point. If people loved to time travel so much and help look into the past to see how it would affect the future, why did they have so many people go off the rails as it were? It didn’t make any sense to her.</text:span></text:p>
      <text:p text:style-name="P16"><text:s text:c="5"/><text:span text:style-name="T61">Sitting down on the floor, Susan looked at Peter. “Do you want to get out of here?” She asked.</text:span></text:p>
      <text:p text:style-name="P16"><text:s text:c="5"/><text:span text:style-name="T61">Peter smiled. “There has to be a way, but I’m not about to let you get in trouble again.” He said. “Seems you have a pretty decent life right now from what I hear from Alice.”</text:span></text:p>
      <text:p text:style-name="P16"><text:s text:c="5"/>“<text:span text:style-name="T61">Alice has talked to you?” Susan said.</text:span></text:p>
      <text:p text:style-name="P16"><text:s text:c="5"/><text:span text:style-name="T61">Peter nodded. “In not so many words, but yeah she has. She knew we were friends. She also sneaks me down a roll from the cafeteria every once in a while, don’t tell anyone okay?”</text:span></text:p>
      <text:p text:style-name="P16"><text:s text:c="5"/><text:span text:style-name="T61">Susan smiled. “I promise I won’t tell.” She said. “I’ll try whatever I can do to get you out of here Pete.” Susan said. “It might take a while.”</text:span></text:p>
      <text:p text:style-name="P16"><text:s text:c="5"/><text:span text:style-name="T61">Peter smirked. “It’s okay Red, I’ll do the time. No worries here.”</text:span></text:p>
      <text:p text:style-name="P16"><text:s text:c="5"/><text:span text:style-name="T61">Standing up, Susan straightened her dress and walked out of the cell. The door closed behind her. She couldn’t believe Russ would do that to people, cause them harm like that. Erasing people’s </text:span><text:soft-page-break/><text:span text:style-name="T61">memories seemed to be the worst possible thing you could do to a person. She thought.</text:span></text:p>
      <text:p text:style-name="P16"><text:s text:c="5"/><text:span text:style-name="T61">Susan headed back upstairs to the debarkation room where she waited for Russ and Alice to get back.</text:span></text:p>
      <text:p text:style-name="P16"><text:s text:c="5"/><text:span text:style-name="T61">An hour later the duo returned. They held in their hands a book and were dressed in cloaks.</text:span></text:p>
      <text:p text:style-name="P16"><text:s text:c="5"/><text:span text:style-name="T61">Susan walked up to Alice. “What the hell are you wearing?” She asked.</text:span></text:p>
      <text:p text:style-name="P16"><text:s text:c="5"/><text:span text:style-name="T61">Alice removed the cloak. “Oh just some garb they wear in the year 2263, nothing big.” She smiled. “How was your morning?”</text:span></text:p>
      <text:p text:style-name="P16"><text:s text:c="5"/><text:span text:style-name="T61">Susan told Alice of her trip to visit Peter.</text:span></text:p>
      <text:p text:style-name="P16"><text:s text:c="5"/><text:span text:style-name="T61">At the mention of Peter, Alice’s face turned red. She wasn’t pleased that Susan went and saw him. She didn’t need to be turned back into who she was by influence of some jailbird.</text:span></text:p>
      <text:p text:style-name="P16"><text:s text:c="5"/>“<text:span text:style-name="T62">It’s okay.” Susan said. “We didn’t talk for very long, I was just curious about what made him walk away to begin with.”</text:span></text:p>
      <text:p text:style-name="P16"><text:s text:c="5"/>“<text:span text:style-name="T63">I see.” Alice said.</text:span></text:p>
      <text:p text:style-name="P16"><text:s text:c="5"/>“<text:span text:style-name="T63">Yeah.” Susan replied. “Don’t worry sis, everything will be okay.”</text:span></text:p>
      <text:p text:style-name="P16"><text:s text:c="5"/><text:span text:style-name="T64">Alice eyed Susan with suspicion. Alice wasn’t sure she could trust </text:span><text:span text:style-name="T65">Susan</text:span><text:span text:style-name="T64">. She decided to put that trust aside for now and do it anyway.</text:span></text:p>
      <text:p text:style-name="P16"><text:s text:c="5"/>“<text:span text:style-name="T66">What’s this?” Chief asked walking down the steps.</text:span></text:p>
      <text:p text:style-name="P16"><text:s text:c="5"/><text:span text:style-name="T66">Russ held up the book and handed it to Chief as he approached. “Here you are Chief. The teachings of Molar, the destroyer of worlds.”</text:span></text:p>
      <text:p text:style-name="P16"><text:s text:c="5"/><text:span text:style-name="T66">Chief nodded. “I see.” He said. “When did you go to grab this?”</text:span></text:p>
      <text:p text:style-name="P16"><text:s text:c="5"/>“<text:span text:style-name="T66">2263.” Alice said.</text:span></text:p>
      <text:p text:style-name="P16"><text:soft-page-break/><text:s text:c="5"/>“<text:span text:style-name="T66">Russ, you know traveling into the future is rather forbidden.” Chief said. “Remember what happened the last time you did that.”</text:span></text:p>
      <text:p text:style-name="P16"><text:s text:c="5"/><text:span text:style-name="T66">Russ nodded. “Yes, but without traveling to the future we wouldn’t have gotten this book, and these cool clothes.” He smirked. “Okay the book at least.”</text:span></text:p>
      <text:p text:style-name="P16"><text:s text:c="5"/><text:span text:style-name="T66">Chief nodded. “I see. Well feed it into Victoria page by page, I want this thing analyzed.”</text:span></text:p>
      <text:p text:style-name="P16"><text:s text:c="5"/><text:span text:style-name="T66">Russ nodded. “Will do Chief.” He said.</text:span></text:p>
      <text:p text:style-name="P16"><text:s text:c="5"/><text:span text:style-name="T66">Handing the book to Alice, Russ smiled. “That duty falls on you my dear.” He said. “Good luck.”</text:span></text:p>
      <text:p text:style-name="P16"><text:s text:c="5"/><text:span text:style-name="T66">Alice rolled her eyes. “Thanks boss.” She said. </text:span><text:span text:style-name="T67">Alice wanted to be talking to Susan about Peter not scanning page by page some mysterious book. She growled at the thought.</text:span></text:p>
      <text:p text:style-name="P16"><text:s text:c="5"/><text:span text:style-name="T68">Susan watched Alice’s expression and could tell she was not pleased. She decided to stick around with Alice and help her in her assigned task.</text:span></text:p>
      <text:p text:style-name="P16"><text:s text:c="5"/><text:span text:style-name="T69">Picking up the cloak, Susan smelled it and coughed. It smelled of rotting flesh and weeds. At least that’s what it smelled like. Who knew exactly what it was made out of.</text:span></text:p>
      <text:p text:style-name="P16"><text:s text:c="5"/><text:span text:style-name="T69">Crossing the complex, Alice and Susan made there way to the control room where Alice began processing the pages into Victoria’s main computer.</text:span></text:p>
      <text:p text:style-name="P16"><text:s text:c="5"/><text:span text:style-name="T69">Victoria was too quick and demanded more input faster than Alice could produce the pages.</text:span></text:p>
      <text:p text:style-name="P16"><text:s text:c="5"/><text:span text:style-name="T69">Susan sat there in awe at how quickly Victoria took in the material. </text:span><text:span text:style-name="T70">Three hours later the women were done with their assigned task.</text:span></text:p>
      <text:p text:style-name="P16"/>
      <text:p text:style-name="P18">Chapter Seven</text:p>
      <text:p text:style-name="P18"/>
      <text:p text:style-name="P18"><text:s text:c="5"/><text:span text:style-name="T71">Russ walked up to Victoria and began running some queries on the text that was put in her. He was </text:span><text:soft-page-break/><text:span text:style-name="T71">amazed at what he saw. According to myth, Molar had been around for centuries ready and able to destroy anyone in her path. She didn’t take kindly to strangers and loved the people of Earth. </text:span><text:span text:style-name="T72">That is until they banished her to the underworld for trying to destroy the planet.</text:span></text:p>
      <text:p text:style-name="P18"><text:s text:c="5"/><text:span text:style-name="T73">Somehow she came free from the underworld and was pissed off as ever. Threatening to destroy the Earth at all costs. It was only a matter of time.</text:span></text:p>
      <text:p text:style-name="P18"><text:s text:c="5"/>“<text:span text:style-name="T73">Victoria” Russ said. “Estimated time to destruction?”</text:span></text:p>
      <text:p text:style-name="P18"><text:s text:c="5"/><text:span text:style-name="T73">Victoria scanned through the texts to try to come up with an answer. “Unknown.” Was her response. “There is not enough data for a timeline.”</text:span></text:p>
      <text:p text:style-name="P18"><text:s text:c="5"/>“<text:span text:style-name="T73">Great.” Russ said. </text:span><text:span text:style-name="T74">That was not the answer he wanted to hear.</text:span></text:p>
      <text:p text:style-name="P18"><text:s text:c="5"/><text:span text:style-name="T74">Walking away from Victoria, Russ went to the debarkation room. There he waited for the next traveler to come back. It would take a while.</text:span></text:p>
      <text:p text:style-name="P18"/>
      <text:p text:style-name="P20">* * *</text:p>
      <text:p text:style-name="P19"/>
      <text:p text:style-name="P19"><text:s text:c="5"/>Susan looked at Alice. “You can’t be serious, really?”</text:p>
      <text:p text:style-name="P19"><text:s text:c="5"/>Alice nodded. “Please take it. We’re roughly the same size, it should fit.” She handed over a dress.</text:p>
      <text:p text:style-name="P19"><text:s text:c="5"/><text:span text:style-name="T75">Susan looked at the dress, it was red with white stripes. It looked beautiful. “I’m going to go and try it on.” She whisked away into the bathroom.</text:span></text:p>
      <text:p text:style-name="P19"><text:s text:c="5"/><text:span text:style-name="T75">Alice smiled. She was glad to be helping someone out for a change.</text:span></text:p>
      <text:p text:style-name="P19"/>
      <text:p text:style-name="P22">* * *</text:p>
      <text:p text:style-name="P21"/>
      <text:p text:style-name="P21"><text:soft-page-break/><text:s text:c="5"/>Chief sat in his office. He was supposed to be going over paperwork, but instead his mind was on one thing. The destroyer of worlds. <text:span text:style-name="T76">Chief couldn’t believe people would actually believe in this myth. He was astonished at the fact.</text:span></text:p>
      <text:p text:style-name="P21"><text:s text:c="5"/>“<text:span text:style-name="T76">Incoming traveler.” Victoria announced.</text:span></text:p>
      <text:p text:style-name="P21"><text:s text:c="5"/><text:span text:style-name="T76">Chief looked out his office window to see who it was.</text:span></text:p>
      <text:p text:style-name="P21"/>
      <text:p text:style-name="P24">* * *</text:p>
      <text:p text:style-name="P23"/>
      <text:p text:style-name="P23"><text:s text:c="5"/>Down in the debarkation room Russ waited for an incoming traveler. He was getting bored. Almost ready to leave as if that were an option. It wasn’t. He had to greet this person one on one.</text:p>
      <text:p text:style-name="P23"><text:s text:c="5"/>“Incoming traveler.” Victoria announced.</text:p>
      <text:p text:style-name="P23"><text:s text:c="5"/>Russ straightened his jacket as he got ready to receive the people coming through.</text:p>
      <text:p text:style-name="P23"><text:s text:c="5"/>Jones stepped through a vortex followed by a woman.</text:p>
      <text:p text:style-name="P23"><text:s text:c="5"/>“Found him shouting at a tavern.” The woman said. “Something about the end of the world. <text:span text:style-name="T77">I didn’t know what to do so I brought him here.</text:span>”</text:p>
      <text:p text:style-name="P23"><text:s text:c="5"/><text:span text:style-name="T77">Jones looked to Russ. “Russ, it’s the end of the world.”</text:span></text:p>
      <text:p text:style-name="P23"><text:s text:c="5"/><text:span text:style-name="T77">Russ looked at Jones. “How do you know my name?”</text:span></text:p>
      <text:p text:style-name="P23"><text:s text:c="5"/><text:span text:style-name="T77">Jones shrugged. “The mind wipe didn’t take man. </text:span><text:span text:style-name="T78">I remember everything. Including some new information about the end of the world. She’s coming.</text:span><text:span text:style-name="T77">”</text:span></text:p>
      <text:p text:style-name="P23"><text:s text:c="5"/><text:span text:style-name="T78">Russ nodded. “Yes we know all about Molar.” He said.</text:span></text:p>
      <text:p text:style-name="P23"><text:s text:c="5"/><text:span text:style-name="T79">Jones nodded. “What are you going to do with me now?”</text:span></text:p>
      <text:p text:style-name="P23"><text:soft-page-break/><text:s text:c="5"/><text:span text:style-name="T79">Russ shook his head. “Well if the mind wipe didn’t take, we’ll have to think up another solution for you wanting to quit.”</text:span></text:p>
      <text:p text:style-name="P23"><text:s text:c="5"/><text:span text:style-name="T80">Jones nodded. “I figured as much.” He said. “Guess I’ll go see the doc eh?”</text:span></text:p>
      <text:p text:style-name="P23"><text:s text:c="5"/><text:span text:style-name="T80">Russ shook his head. “No, not yet. I think you need to talk with Chief. Tell him everything you know about Molar.”</text:span></text:p>
      <text:p text:style-name="P23"><text:s text:c="5"/><text:span text:style-name="T80">Jones nodded. “Alright, yeah, sure.”</text:span></text:p>
      <text:p text:style-name="P23"><text:s text:c="5"/><text:span text:style-name="T81">Walking up the stairs to Chief’s office, Jones felt queasy. He wasn’t sure why, but he was afraid to face Chief alone. Yet he still climbed the stairs and went along with what Russ had asked him to do.</text:span></text:p>
      <text:p text:style-name="P23"><text:s text:c="5"/><text:span text:style-name="T81">Knocking on Chief’s door, Jones waited until he heard Chief yell “Come in.”</text:span></text:p>
      <text:p text:style-name="P23"><text:s text:c="5"/><text:span text:style-name="T81">Opening the door, Chief looked at Jones. “You’re back.” He said gesturing to a chair. “Sit.”</text:span></text:p>
      <text:p text:style-name="P23"><text:s text:c="5"/><text:span text:style-name="T81">Jones sat as ordered. “Yes sir, I’m back.” Jones said. “I bring terrible news of destruction.”</text:span></text:p>
      <text:p text:style-name="P23"><text:s text:c="5"/><text:span text:style-name="T81">Chief nodded. “So we’ve heard. Molar the destroyer of worlds.” He laughed a bit.</text:span></text:p>
      <text:p text:style-name="P23"><text:s text:c="5"/><text:span text:style-name="T81">Jones’ look was serious. “This is no laughing matter sir, she will come and destroy us. It’s her nature.”</text:span></text:p>
      <text:p text:style-name="P23"><text:s text:c="5"/><text:span text:style-name="T81">Chief nodded. “Yes I know. But we’ve been one hundred years in the future, they worship her there expecting the end to come at anytime.” He said. “There doesn’t seem to be any immediate harm or danger.”</text:span></text:p>
      <text:p text:style-name="P23"><text:s text:c="5"/><text:span text:style-name="T81">Jones smiled. “That you know of sir.” He said.</text:span></text:p>
      <text:p text:style-name="P23"><text:s text:c="5"/>“<text:span text:style-name="T81">What does that mean Jones?” Chief asked. He picked up a cigar and lit it.</text:span></text:p>
      <text:p text:style-name="P23"><text:s text:c="5"/>“<text:span text:style-name="T81">Well sir, knowing the future could have an advantage for us. But we still don’t know when she’ll strike. The ancient texts say that no one knows when </text:span><text:soft-page-break/><text:span text:style-name="T81">she will come. Only she knows the exact date upon which she will bring destruction upon the world.”</text:span></text:p>
      <text:p text:style-name="P23"><text:s text:c="5"/><text:span text:style-name="T81">Taking a drag of his cigar, Chief blew smoke. “We know it’s not within the next one hundred years.” Chief said. “We could go further into the future to find out exactly when she’ll strike, but it won’t do us any good in the here and now.”</text:span></text:p>
      <text:p text:style-name="P23"><text:s text:c="5"/><text:span text:style-name="T81">Jones nodded. “No it won’t.” He paused taking in a mental picture of what he had seen. “She will come and destroy without mercy. She will burn cities to the ground and destroy anything that walks. That’s what she promises in the sacred texts.”</text:span></text:p>
      <text:p text:style-name="P23"><text:s text:c="5"/><text:span text:style-name="T81">Chief pulled the cigar out of his mouth. “Sacred texts? You sound like one of them.”</text:span></text:p>
      <text:p text:style-name="P23"><text:s text:c="5"/><text:span text:style-name="T81">Jones nodded. “Yes Chief, I am a believer in Molar.”</text:span></text:p>
      <text:p text:style-name="P23"><text:s text:c="5"/>“<text:span text:style-name="T81">How did you come across these sacred texts, as you call them?” Chief asked.</text:span></text:p>
      <text:p text:style-name="P23"><text:s text:c="5"/><text:span text:style-name="T81">Jones pulled out a small book. “It was given to me by another patron of the mission.” He said. “I had nothing better to do being trapped in the past, so I read them cover to cover.”</text:span></text:p>
      <text:p text:style-name="P23"><text:s text:c="5"/><text:span text:style-name="T81">Chief smiled. “You memorize any of it?”</text:span></text:p>
      <text:p text:style-name="P23"><text:s text:c="5"/><text:span text:style-name="T81">Jones nodded. “Yes, several passages.”</text:span></text:p>
      <text:p text:style-name="P23"><text:s text:c="5"/>“<text:span text:style-name="T81">Good.” Chief said. “Maybe you’re exactly what we need. You can work with Victoria on understanding possibly when Molar will attack.”</text:span></text:p>
      <text:p text:style-name="P23"><text:s text:c="5"/><text:span text:style-name="T81">Jones nodded. “She’s not attacking sir, she’s saving us from evil.”</text:span></text:p>
      <text:p text:style-name="P23"><text:s text:c="5"/>“<text:span text:style-name="T81">Whatever it’s called.” Chief said. “I will call it attacking because she is destroying the world as she comes.”</text:span></text:p>
      <text:p text:style-name="P23"><text:s text:c="5"/><text:span text:style-name="T81">Jones smiled. “</text:span><text:span text:style-name="T82">A</text:span><text:span text:style-name="T81">s you wish.” </text:span><text:span text:style-name="T82">He said.</text:span></text:p>
      <text:p text:style-name="P23"><text:soft-page-break/><text:s text:c="5"/><text:span text:style-name="T83">Changing subjects, Jones asked what had been on his mind since he got his memory back. “What do you plan on doing with me Chief?”</text:span></text:p>
      <text:p text:style-name="P23"><text:s text:c="5"/><text:span text:style-name="T83">Chief shook his head. “I’m not sure yet. You’re valuable to us right now. We’ll go with that. Once we’re done with this Molar thing...we’ll have to figure it out okay?”</text:span></text:p>
      <text:p text:style-name="P23"><text:s text:c="5"/>“<text:span text:style-name="T83">Okay.” Jones said.</text:span></text:p>
      <text:p text:style-name="P23"><text:s text:c="5"/><text:span text:style-name="T83">Chief blew a smoke ring. “You’re dismissed.”</text:span></text:p>
      <text:p text:style-name="P23"><text:s text:c="5"/><text:span text:style-name="T83">Jones exited Chief’s office.</text:span></text:p>
      <text:p text:style-name="P23"/>
      <text:p text:style-name="P25">Chapter Eight</text:p>
      <text:p text:style-name="P25"/>
      <text:p text:style-name="P25"><text:s text:c="5"/><text:span text:style-name="T84">Susan walked across the cafeteria in her red and white striped dress. She ordered the special and went and sat down at a table.</text:span></text:p>
      <text:p text:style-name="P25"><text:s text:c="5"/><text:span text:style-name="T84">Russ walked up to the table. “Mind if I join you?” He asked.</text:span></text:p>
      <text:p text:style-name="P25"><text:s text:c="5"/><text:span text:style-name="T84">Susan smiled. “Please have a seat.” She said.</text:span></text:p>
      <text:p text:style-name="P25"><text:s text:c="5"/><text:span text:style-name="T85">Russ sat down, placing his tray on the table he began eating his chicken noddle soup.</text:span></text:p>
      <text:p text:style-name="P25"><text:s text:c="5"/><text:span text:style-name="T85">Susan started eating as well.</text:span></text:p>
      <text:p text:style-name="P25"><text:s text:c="5"/>“<text:span text:style-name="T85">So, what do you think of our facilities here?” Russ asked.</text:span></text:p>
      <text:p text:style-name="P25"><text:s text:c="5"/><text:span text:style-name="T85">Susan shrugged. “It’s a little stuffy. Don’t you ever get out and get some fresh air?”</text:span></text:p>
      <text:p text:style-name="P25"><text:s text:c="5"/><text:span text:style-name="T85">Russ shook his head. “No, we have fresh air circulated around the complex. There’s no need to go outside as it were.”</text:span></text:p>
      <text:p text:style-name="P25"><text:s text:c="5"/><text:span text:style-name="T85">Eating part of her sandwich Susan shrugged. “So you haven’t been outside in how long exactly?”</text:span></text:p>
      <text:p text:style-name="P25"><text:s text:c="5"/><text:span text:style-name="T85">Russ smiled. “Not counting time travel. It’s been a while. Let’s just say that.”</text:span></text:p>
      <text:p text:style-name="P25"><text:s text:c="5"/>“<text:span text:style-name="T85">What about the Chief?” Susan asked.</text:span></text:p>
      <text:p text:style-name="P25"><text:soft-page-break/><text:s text:c="5"/>“<text:span text:style-name="T85">Chief hasn’t been outside longer than I have.” Russ said. “I’d say Chief is going on about two hundred years.”</text:span></text:p>
      <text:p text:style-name="P25"><text:s text:c="5"/><text:span text:style-name="T85">Susan dropped her sandwich. “Wait, two hundred years? How on earth have you survived that long?”</text:span></text:p>
      <text:p text:style-name="P25"><text:s text:c="5"/>“<text:span text:style-name="T85">The anti change device.” Russ said. “It prevents aging.”</text:span></text:p>
      <text:p text:style-name="P25"><text:s text:c="5"/>“<text:span text:style-name="T85">How long have I been here?” Susan asked.</text:span></text:p>
      <text:p text:style-name="P25"><text:s text:c="5"/><text:span text:style-name="T85">Russ thought about it for a moment. “Before you went rogue, you were in the complex for a good eighty years.”</text:span></text:p>
      <text:p text:style-name="P25"><text:s text:c="5"/><text:span text:style-name="T85">Picking up her sandwich Susan ate some more and processed the thought. Eighty years had passed and she didn’t do one thing to better her life through it all.</text:span></text:p>
      <text:p text:style-name="P25"><text:s text:c="5"/>“<text:span text:style-name="T85">My parents, my friends.” Susan said.</text:span></text:p>
      <text:p text:style-name="P25"><text:s text:c="5"/><text:span text:style-name="T85">Russ frowned. “Probably all dead by now.” He said.</text:span></text:p>
      <text:p text:style-name="P25"><text:s text:c="5"/><text:span text:style-name="T85">Susan returned the frown. “If only I remembered them.” She said. “If only I remembered anything.” She slammed her hand down on the table. Part of her sandwich went flying to the floor.</text:span></text:p>
      <text:p text:style-name="P25"><text:s text:c="5"/><text:span text:style-name="T85">Russ picked up her fallen sandwich and sighed. “I’m sorry Susan. Things had to go this way. You were breaking the time law and we had to erase your memory.” He said. “I know you know all of this, but I’m just reminding you of the facts.”</text:span></text:p>
      <text:p text:style-name="P25"><text:s text:c="5"/><text:span text:style-name="T85">Susan nodded. “Yes sir, I know.” She said. “If you’ll excuse me, I’m not hungry anymore.” Susan stood up and excused herself from the table, leaving the tray there.</text:span></text:p>
      <text:p text:style-name="P25"><text:s text:c="5"/><text:span text:style-name="T85">Russ sighed. “Good job.” He said. “You’ve alienated her now.” He too was finished with his lunch.</text:span></text:p>
      <text:p text:style-name="P25"><text:soft-page-break/><text:s text:c="5"/><text:span text:style-name="T85">Susan walked back to her apartment. As she entered the door Alice was nowhere to be found. Susan stripped off the dress and her underwear and headed to the shower. Maybe a hot shower would make her feel better.</text:span></text:p>
      <text:p text:style-name="P25"><text:s text:c="5"/><text:span text:style-name="T85">Turning on the water, Susan liked her showers hot. She stepped in and sank to the floor in tears.</text:span></text:p>
      <text:p text:style-name="P25"><text:s text:c="5"/><text:span text:style-name="T85">Why does life have to be this way? She thought. It doesn’t make any sense. There must be a better way of living than this life.</text:span></text:p>
      <text:p text:style-name="P25"><text:s text:c="5"/><text:span text:style-name="T85">There has got to be a way to get out of here. Susan planned an escape. No, that wouldn’t work. They’d be onto you before you knew it. She scratched the escape idea out of her head.</text:span></text:p>
      <text:p text:style-name="P25"><text:s text:c="5"/><text:span text:style-name="T85">Water rippled down her body.</text:span></text:p>
      <text:p text:style-name="P25"><text:s text:c="5"/><text:span text:style-name="T85">Susan sighed. She began hyperventilating. Trying to slow her breathing, she calmed herself down. Alice would be home shortly, she couldn’t see Susan like this. It wouldn’t be right.</text:span></text:p>
      <text:p text:style-name="P25"><text:s text:c="5"/><text:span text:style-name="T85">Susan wondered what life would be like today outside of the complex. She wanted to walk the streets, feel the grass on her feet between her toes. She wanted to be free. Susan wondered if that would be allowed for her to go free, even if it wouldn’t be allowed she wondered how it would feel.</text:span></text:p>
      <text:p text:style-name="P25"><text:s text:c="5"/><text:span text:style-name="T85">She shouldn’t have gotten caught in the first place. What an idiot I am! Susan yelled to herself in her mind.</text:span></text:p>
      <text:p text:style-name="P25"><text:s text:c="5"/><text:span text:style-name="T85">Susan wanted to be free. Was that too much to ask for? To be free of the complex? Free of the anti change device, whatever that was. She wanted to simply be free.</text:span></text:p>
      <text:p text:style-name="P25"><text:s text:c="5"/><text:span text:style-name="T85">Looking up at the water coming down, Susan wondered if the water was recycled or if they brought </text:span><text:soft-page-break/><text:span text:style-name="T85">that in fresh too. She didn’t really want to find out but was just curious.</text:span></text:p>
      <text:p text:style-name="P25"><text:s text:c="5"/><text:span text:style-name="T85">She thought about Peter and what they would do with him. If he was a slave to their will or if he was free to do as he pleased once he was released. She wondered if he would ever get released.</text:span></text:p>
      <text:p text:style-name="P25"><text:s text:c="5"/><text:span text:style-name="T85">Susan wondered why she wasn’t in jail. If she had committed all of these crimes, wouldn’t she be in jail? It made no sense to her.</text:span><text:span text:style-name="T85"><text:note text:id="ftn2" text:note-class="footnote"><text:note-citation>2</text:note-citation><text:note-body><text:p text:style-name="P28">Rubbing her chest, Susan felt her <text:span text:style-name="T87">small</text:span> breasts. She longed for Alice to come home, she missed her touch and taste.</text:p></text:note-body></text:note></text:span></text:p>
      <text:p text:style-name="P25"><text:s text:c="5"/><text:span text:style-name="T85">Standing up, Susan turned off the water and grabbed a towel. </text:span><text:span text:style-name="T86">Drying off, Susan looked around the apartment for something else to wear.</text:span></text:p>
      <text:p text:style-name="P25"><text:s text:c="5"/><text:span text:style-name="T86">She wanted to be comfortable. Jeans and a sweatshirt it would be. Pulling the sweatshirt over her head, Susan felt the warmth of it over her body. She smiled. It felt good to be in fresh clothes.</text:span></text:p>
      <text:p text:style-name="P25"><text:s text:c="5"/><text:span text:style-name="T86">Susan looked at herself in the mirror. Yep squeaky clean. She thought. Now it was time for some answers.</text:span></text:p>
      <text:p text:style-name="P25"><text:s text:c="5"/><text:span text:style-name="T86">Walking out of her apartment, Susan headed down to the cell block of the complex. She would find Peter and ask him all of the questions that she could come up with. That was her plan anyway. She wanted to figure it all out, but first she needed to find an excuse to talk with the prisoner.</text:span></text:p>
      <text:p text:style-name="P25"><text:s text:c="5"/><text:span text:style-name="T86">Susan wasn’t sure she would be able to have such an excuse, but she had to try.</text:span></text:p>
      <text:p text:style-name="P25"/>
      <text:p text:style-name="P26">Chapter Nine</text:p>
      <text:p text:style-name="P26"/>
      <text:p text:style-name="P26"><text:soft-page-break/><text:s text:c="5"/><text:span text:style-name="T88">Peter sat in his cell. He wondered when his mind wipe would come. If it would come. He hadn’t seen the doctor around the cell block lately, that was a good sign he supposed. But he wondered when she would show up again.</text:span></text:p>
      <text:p text:style-name="P26"><text:s text:c="5"/>“<text:span text:style-name="T88">Hey Pete.” Susan said.</text:span></text:p>
      <text:p text:style-name="P26"><text:s text:c="5"/><text:span text:style-name="T88">Peter looked over at the cell door. “Red?” He asked. “What are you doing back?”</text:span></text:p>
      <text:p text:style-name="P26"><text:s text:c="5"/>“<text:span text:style-name="T88">I see they put you back in with the general population. You’ve been good I take it.” Susan said.</text:span></text:p>
      <text:p text:style-name="P26"><text:s text:c="5"/><text:span text:style-name="T88">Peter nodded. “Yeah something like that. They didn’t want to hold me in there for too long as it was.” He said. “Besides they couldn’t keep me for long, I can break out of here anytime I want.”</text:span></text:p>
      <text:p text:style-name="P26"><text:s text:c="5"/>“<text:span text:style-name="T88">Is that so?” Susan asked. “How would you accomplish that?”</text:span></text:p>
      <text:p text:style-name="P26"><text:s text:c="5"/><text:span text:style-name="T88">Peter shook his head. “Nope I ain’t telling you a thing. Far as I know you’d snitch on me to Chief.”</text:span></text:p>
      <text:p text:style-name="P26"><text:s text:c="5"/><text:span text:style-name="T88">Susan shook her head. “No one knows I’m here. Well except for the guard, but he let me slide by.”</text:span></text:p>
      <text:p text:style-name="P26"><text:s text:c="5"/>“<text:span text:style-name="T88">So what are you doing here?” Peter asked.</text:span></text:p>
      <text:p text:style-name="P26"><text:s text:c="5"/><text:span text:style-name="T88">Susan shrugged. “I don’t know just to catch up on old times.” She grabbed a stool and sat down outside Peter’s cell. “You know Pete, you never did tell me how you got caught.”</text:span></text:p>
      <text:p text:style-name="P26"><text:s text:c="5"/><text:span text:style-name="T88">Peter laughed. “How does anyone get caught?” he said. “I was minding my own business and bam they came out of the shadows and took me. I tried to fight but they were too strong.”</text:span></text:p>
      <text:p text:style-name="P26"><text:s text:c="5"/>“<text:span text:style-name="T88">Russ?” Susan asked. “Was it Russ that came after you?”</text:span></text:p>
      <text:p text:style-name="P26"><text:s text:c="5"/><text:span text:style-name="T88">Peter nodded. “Yeah. He and a bunch of his thugs. They came after me.”</text:span></text:p>
      <text:p text:style-name="P26"><text:s text:c="5"/>“<text:span text:style-name="T88">I see.”</text:span></text:p>
      <text:p text:style-name="P26"><text:soft-page-break/><text:s text:c="5"/>“<text:span text:style-name="T88">Alright, open her up.” A voice came from the main door.</text:span></text:p>
      <text:p text:style-name="P26"><text:s text:c="5"/>“<text:span text:style-name="T88">Don’t worry Pete, we’re just having a chat. Nothing to worry about.” Susan said in a whisper. She wondered who was coming through that damn door.</text:span></text:p>
      <text:p text:style-name="P26"><text:s text:c="5"/><text:span text:style-name="T88">Jones entered the cell block. Walking down the row of cells, he stopped at Peter’s cell. He looked down to Susan who smiled at him.</text:span></text:p>
      <text:p text:style-name="P26"><text:s text:c="5"/>“<text:span text:style-name="T88">Jones, what the hell are you doing here?” Peter asked. “You already caught me once, what more do you want?”</text:span></text:p>
      <text:p text:style-name="P26"><text:s text:c="5"/><text:span text:style-name="T88">Jones smiled. “Look guys, I hope we can put all of that in the past. Molar would want it that way.” He pulled out his bible. “The great goddess wants us all to forgive each other before she comes and destroys us all.” He said.</text:span></text:p>
      <text:p text:style-name="P26"><text:s text:c="5"/><text:span text:style-name="T88">Susan laughed, a little too loud. “Sorry, but you don’t really believe in that crap do you?”</text:span></text:p>
      <text:p text:style-name="P26"><text:s text:c="5"/><text:span text:style-name="T88">Jones nodded. “Yes of course I do. You have certain beliefs don’t you?”</text:span></text:p>
      <text:p text:style-name="P26"><text:s text:c="5"/><text:span text:style-name="T88">Susan nodded. “I suppose so.”</text:span></text:p>
      <text:p text:style-name="P26"><text:s text:c="5"/><text:span text:style-name="T88">Jones smiled. “Then those are your gods. Just like I believe in Molar.”</text:span></text:p>
      <text:p text:style-name="P26"><text:s text:c="5"/><text:span text:style-name="T88">Peter slammed his fist against the cell. “You got it easy boy. Getting your mind wiped and then having your memories restored.”</text:span></text:p>
      <text:p text:style-name="P26"><text:s text:c="5"/>“<text:span text:style-name="T88">The great Molar restored my memories.” Jones said. “She is all powerful, all wise, all knowing. She is everywhere you see, touch, feel, taste. She is everywhere.”</text:span></text:p>
      <text:p text:style-name="P26"><text:s text:c="5"/><text:span text:style-name="T89">Susan exchanged looks with Peter, they didn’t believe it for an instant.</text:span></text:p>
      <text:p text:style-name="P26"><text:soft-page-break/><text:s text:c="5"/><text:span text:style-name="T89">Jones just continued to smile. “Do not worry, you will be saved just like I am.” He said. “You just have to believe in Molar. Or be damned.”</text:span></text:p>
      <text:p text:style-name="P26"><text:s text:c="5"/><text:span text:style-name="T89">Susan threw up her hands. “This is getting a little too weird for me.” She said. “I’m out.”</text:span></text:p>
      <text:p text:style-name="P26"><text:s text:c="5"/><text:span text:style-name="T89">Getting up, Susan started to leave.</text:span></text:p>
      <text:p text:style-name="P26"><text:s text:c="5"/>“<text:span text:style-name="T89">Don’t you want your memories back?” Jones asked.</text:span></text:p>
      <text:p text:style-name="P26"><text:s text:c="5"/><text:span text:style-name="T89">Susan stopped for a moment. My memories? She thought. “I’d love to have them back, but there’s no way Doctor Long will perform a procedure to change that.” She was certain Doctor Long wouldn’t do anything to help her get her memories back. There wasn’t a chance in hell.</text:span></text:p>
      <text:p text:style-name="P26"><text:s text:c="5"/>“<text:span text:style-name="T89">I’m not talking about Doctor Long.” Jones said. “She has the ability, but I’m talking about Molar. She can help you get your memories back just like she did me.”</text:span></text:p>
      <text:p text:style-name="P26"><text:s text:c="5"/><text:span text:style-name="T90">Peter didn’t believe a word Jones was telling him. “You’re saying this Molar chick helped you get your memories back?”</text:span></text:p>
      <text:p text:style-name="P26"><text:s text:c="5"/><text:span text:style-name="T90">Jones nodded. “That’s exactly what I’m saying Peter. She did that and so much more. All I had to do was believe in her.”</text:span></text:p>
      <text:p text:style-name="P26"><text:s text:c="5"/><text:span text:style-name="T90">Susan took the book out of Jones’ hands and began reading. “Huh, I don’t see anything in here about reversing a mind wipe.” She said.</text:span></text:p>
      <text:p text:style-name="P26"><text:s text:c="5"/><text:span text:style-name="T90">Jones laughed. “It’s not in the book silly, you have to believe in Molar for it to even begin to work.” He said. “Without that faith, you cannot begin to live.”</text:span></text:p>
      <text:p text:style-name="P26"><text:s text:c="5"/>“<text:span text:style-name="T90">Naw man, you’re out in loonyville.” Peter said. “There’s no way she’ll get her memories back from believing in the destroyer of worlds. Even the lady’s name is messed up.”</text:span></text:p>
      <text:p text:style-name="P26"><text:soft-page-break/><text:s text:c="5"/><text:span text:style-name="T90">Jones smiled. “I understand your hesitance.” He said. “I was hesitant at first too, but then the nuns helped me find the truth in this book.”</text:span></text:p>
      <text:p text:style-name="P26"><text:s text:c="5"/>“<text:span text:style-name="T90">Nuns gave you a book about the destroyer of worlds.” Susan said.</text:span></text:p>
      <text:p text:style-name="P26"><text:s text:c="5"/><text:span text:style-name="T90">Jones nodded. “Yes, and if you come back with me to the past, they can do the same for you.”</text:span></text:p>
      <text:p text:style-name="P26"><text:s text:c="5"/>“<text:span text:style-name="T90">There it is.” Susan said. “Now we have to come back with you into the past.”</text:span></text:p>
      <text:p text:style-name="P26"><text:s text:c="5"/>“<text:span text:style-name="T90">Of course” Jones said. “How else do you expect to come to Molar and find out the truth?” He asked.</text:span></text:p>
      <text:p text:style-name="P26"><text:s text:c="5"/>“<text:span text:style-name="T90">Well that puts me out of the game.” Peter said. “I still have my memories just no knowledge of this Molar chick.”</text:span></text:p>
      <text:p text:style-name="P26"><text:s text:c="5"/>“<text:span text:style-name="T90">You too can come to know her as I have.” Jones said.</text:span></text:p>
      <text:p text:style-name="P26"><text:s text:c="5"/><text:span text:style-name="T90">Peter waved his hand. “No thanks bro, I’m out.” He laid down on his cot and turned over, his back facing Jones and Susan.</text:span></text:p>
      <text:p text:style-name="P26"><text:s text:c="5"/><text:span text:style-name="T90">Standing up, Susan towered over Jones. “So how do we go back in time? You know they’re heavily guarded those time watches. There’s no way we’d get to the debarkation room, steal one of the watches, and get out of here.”</text:span></text:p>
      <text:p text:style-name="P26"><text:s text:c="5"/><text:span text:style-name="T90">Jones nodded. “This is true, but there are other ways to </text:span><text:span text:style-name="T91">get a time watch</text:span><text:span text:style-name="T90">. If you know how to do it.”</text:span></text:p>
      <text:p text:style-name="P31"><text:s text:c="5"/><text:span text:style-name="T91">Walking to the debarkation room, Jones and Susan lifted a time watch out of a drawer. Jones made some modifications to it.</text:span></text:p>
      <text:p text:style-name="P31"><text:s text:c="5"/><text:span text:style-name="T92">Opening a vortex they disappeared.</text:span></text:p>
      <text:p text:style-name="P31"><text:s text:c="5"/><text:span text:style-name="T92">Chief watched them go.</text:span></text:p>
      <text:p text:style-name="P31"/>
      <text:p text:style-name="P27">Chapter Ten</text:p>
      <text:p text:style-name="P27"/>
      <text:p text:style-name="P27"><text:soft-page-break/><text:s text:c="5"/><text:span text:style-name="T92">Stepping out of the vortex, Jones and Susan found themselves at the 34</text:span><text:span text:style-name="T93">th</text:span><text:span text:style-name="T92"> Street Mission.</text:span></text:p>
      <text:p text:style-name="P27"><text:s text:c="5"/><text:span text:style-name="T95">Knocking on the door, Jones waited for one of the nuns to come answering. Sure enough a nun appeared.</text:span></text:p>
      <text:p text:style-name="P27"><text:s text:c="5"/>“<text:span text:style-name="T95">Mister Jones, you’ve come back to us.” The nun said.</text:span></text:p>
      <text:p text:style-name="P27"><text:s text:c="5"/><text:span text:style-name="T95">Jones nodded. “Yes I have, and I’ve brought a friend with me.”</text:span></text:p>
      <text:p text:style-name="P27"><text:s text:c="5"/><text:span text:style-name="T95">The nun invited them both inside.</text:span></text:p>
      <text:p text:style-name="P27"><text:s text:c="5"/>“<text:span text:style-name="T95">It’s good to see you here Mister Jones.” The nun said. “It’s not been the same since you left.”</text:span></text:p>
      <text:p text:style-name="P27"><text:s text:c="5"/><text:span text:style-name="T95">Jones smiled at the kind remarks. “Yes I’ve been missing this place. But I have come with a purpose to serve Molar.”</text:span></text:p>
      <text:p text:style-name="P27"><text:s text:c="5"/><text:span text:style-name="T95">The nun nodded. “Of course you have. May Molar find peace in you and your family.” She said. “What can we do for you?”</text:span></text:p>
      <text:p text:style-name="P27"><text:s text:c="5"/>“<text:span text:style-name="T95">Remember how you helped me regain my memory? I want you to do the same for my friend Susan here.”</text:span></text:p>
      <text:p text:style-name="P27"><text:s text:c="5"/><text:span text:style-name="T95">The nun looked at Susan. “I’m not sure we can do that.” She said. “When you came to us, you were but almost unconscious.” She continued. “We nursed you back to health. Susan here seems to be fine.”</text:span></text:p>
      <text:p text:style-name="P27"><text:s text:c="5"/>“<text:span text:style-name="T96">This is true.” Jones said. “She is fine, but her memory is missing. Can’t you try anything?”</text:span></text:p>
      <text:p text:style-name="P27"><text:s text:c="5"/><text:span text:style-name="T96">The nun nodded. “There’s an old recipe passed down from generation to generation, it might help your friend regain her memory.” She said. “Go make yourselves at home while I prepare the soup.”</text:span></text:p>
      <text:p text:style-name="P27"><text:s text:c="5"/><text:span text:style-name="T96">Jones looked to Susan. “See? We’re good to go.” He said. “Come here.”</text:span></text:p>
      <text:p text:style-name="P27"><text:soft-page-break/><text:s text:c="5"/><text:span text:style-name="T96">Susan followed Jones down a corridor that led to sleeping chambers. There they rested until the soup was ready.</text:span></text:p>
      <text:p text:style-name="P27"><text:s text:c="5"/><text:span text:style-name="T96">The nun came back to Susan. “Here my dear, have a sip of this and your memories will return.”</text:span></text:p>
      <text:p text:style-name="P27"><text:s text:c="5"/><text:span text:style-name="T96">Susan smelled the soup, it smelled most foul. “What’s in it?”</text:span></text:p>
      <text:p text:style-name="P27"><text:s text:c="5"/><text:span text:style-name="T96">The nun shook her head. “We never give out the recipe for the soup.” She said. “</text:span><text:span text:style-name="T97">Drink.”</text:span></text:p>
      <text:p text:style-name="P27"><text:s text:c="5"/><text:span text:style-name="T97">Susan took the spoonful of soup in her hand and drank it. It was very bitter. Not very soup tasting.</text:span></text:p>
      <text:p text:style-name="P27"><text:s text:c="5"/>“<text:span text:style-name="T97">Good.” The nun said. “Now you must rest in order for the soup to work.”</text:span></text:p>
      <text:p text:style-name="P27"><text:s text:c="5"/><text:span text:style-name="T97">Susan laid down on a cot and began to doze off to sleep. She dreamed of dragons and other flying monsters trying to grab her and eat her. She dreamed of monsters so scary you’d be afraid of the light as well as the dark. Susan dreamed most terrible nightmares.</text:span></text:p>
      <text:p text:style-name="P27"><text:s text:c="5"/><text:span text:style-name="T97">Waking up with a start, Susan could feel her pulse racing. She was pouring sweat. She looked around, she didn’t recognize her surroundings at first. Then it dawned on her, she was there to get her memories back.</text:span></text:p>
      <text:p text:style-name="P27"><text:s text:c="5"/><text:span text:style-name="T97">She laid back down and tried to return to sleep. It was little use, Susan was awake. She tossed and turned on the cot hoping that somehow she would just fall asleep.</text:span></text:p>
      <text:p text:style-name="P27"><text:s text:c="5"/><text:span text:style-name="T97">Jones came into the room. “You okay?” He asked.</text:span></text:p>
      <text:p text:style-name="P27"><text:s text:c="5"/><text:span text:style-name="T97">Susan looked at Jones, finally a familiar face. “Yeah I’m okay, just having some nightmares.”</text:span></text:p>
      <text:p text:style-name="P27"><text:s text:c="5"/><text:span text:style-name="T97">Jones nodded. “I should have warned you about them.” He said. “They can be pretty nasty.”</text:span></text:p>
      <text:p text:style-name="P27"><text:s text:c="5"/><text:span text:style-name="T97">Susan frowned. “Now you tell me.” She paused for a moment. “I’m remembering something.”</text:span></text:p>
      <text:p text:style-name="P27"><text:soft-page-break/><text:s text:c="5"/>“<text:span text:style-name="T97">Yes?” Jones took a step forward. “What is it?”</text:span></text:p>
      <text:p text:style-name="P27"><text:s text:c="5"/>“<text:span text:style-name="T97">I’m remembering when I was a little girl, my parents used to take me to the park.” She said. “Jones, I think it’s working. My memories are coming back.”</text:span></text:p>
      <text:p text:style-name="P27"><text:s text:c="5"/><text:span text:style-name="T97">Jones smiled. “Praise Molar.”</text:span></text:p>
      <text:p text:style-name="P27"><text:s text:c="5"/>“<text:span text:style-name="T97">Yes, praise Molar.” Susan echoed. “The destroyer of worlds is coming. We have to warn the others.”</text:span></text:p>
      <text:p text:style-name="P27"><text:s text:c="5"/><text:span text:style-name="T97">Jones nodded. “Yes, we already have warned them.” He said. “They choose not to follow her.”</text:span></text:p>
      <text:p text:style-name="P27"><text:s text:c="5"/><text:span text:style-name="T97">Susan looked at Jones in disbelief. “I can’t believe that, why would they choose not to follow Molar?”</text:span></text:p>
      <text:p text:style-name="P27"><text:s text:c="5"/><text:span text:style-name="T97">Jones shook his head. “I don’t know.” He said. “But she is coming and we have to keep vigil in her wake.” He said.</text:span></text:p>
      <text:p text:style-name="P27"><text:s text:c="5"/>“<text:span text:style-name="T97">She will destroy us all.” Susan said. “It will be glorious.”</text:span></text:p>
      <text:p text:style-name="P27"><text:s text:c="5"/>“<text:span text:style-name="T97">Yes it will.” Jones said.</text:span></text:p>
      <text:p text:style-name="P27"><text:s text:c="5"/><text:span text:style-name="T97">Walking out of the sleeping area, Jones and Susan found their way back to the main entrance. They were met there by the same nun who had let them in.</text:span></text:p>
      <text:p text:style-name="P27"><text:s text:c="5"/>“<text:span text:style-name="T97">I see you are recovering.” The nun said. “The nightmares are the worst, I’m sorry about those.”</text:span></text:p>
      <text:p text:style-name="P27"><text:s text:c="5"/><text:span text:style-name="T97">Susan nodded. “It’s okay. I have my memories back and that’s all that matters. Thank you.”</text:span></text:p>
      <text:p text:style-name="P27"><text:s text:c="5"/><text:span text:style-name="T97">Jones and Susan left the mission and walked down the street. As they walked they talked about the various teachings of Molar and what it was she wanted to accomplish for the world.</text:span></text:p>
      <text:p text:style-name="P27"><text:s text:c="5"/><text:span text:style-name="T97">It was fascinating for them to converse with each other as if they’d known each other for years. Susan didn’t have much contact with Jones as they had both been out on missions most of the time. Then when she left, she really didn’t have any contact with anyone from the complex.</text:span></text:p>
      <text:p text:style-name="P27"><text:soft-page-break/><text:s text:c="5"/><text:span text:style-name="T97">Jones stopped walking. “We’re being followed.”</text:span></text:p>
      <text:p text:style-name="P27"><text:s text:c="5"/><text:span text:style-name="T97">Susan looked behind them, sure enough there was a man following them.</text:span></text:p>
      <text:p text:style-name="P27"><text:s text:c="5"/><text:span text:style-name="T97">She turned around. “What do you want?”</text:span></text:p>
      <text:p text:style-name="P27"><text:s text:c="5"/><text:span text:style-name="T97">The man froze for a moment. “I only want to take you back to the complex.” He said. “You’ll be safe there.”</text:span></text:p>
      <text:p text:style-name="P27"><text:s text:c="5"/><text:span text:style-name="T97">Jones nodded. “Don’t worry, I had a similar experience when I got my memories back. Someone must have watched us leave and followed our time stream.”</text:span></text:p>
      <text:p text:style-name="P27"><text:s text:c="5"/><text:span text:style-name="T97">Susan frowned. Did they really mean to take her back? What if she refused would they kill her? Would they erase her mind a second time? She wasn’t sure. But wasn’t about to find out.</text:span></text:p>
      <text:p text:style-name="P27"><text:s text:c="5"/>“<text:span text:style-name="T97">Fine” Susan said. “But you will take me to Russ and or Chief. Those two know me best. They’ll figure out what to do with me.”</text:span></text:p>
      <text:p text:style-name="P27"><text:s text:c="5"/><text:span text:style-name="T97">The man nodded. “Very well.” He said.</text:span></text:p>
      <text:p text:style-name="P27"><text:s text:c="5"/><text:span text:style-name="T97">Opening a vortex the trio disappeared back into their rightful time of 2163.</text:span></text:p>
      <text:p text:style-name="P27"><text:s text:c="5"/><text:span text:style-name="T97">Re entering the timeline, Susan felt a cold chill come up her spine. She knew this place. It was the complex, she knew it well.</text:span></text:p>
      <text:p text:style-name="P27"><text:s text:c="5"/>“<text:span text:style-name="T97">Welcome back from your little trip.” Russ said. “I take it everything was worth it?”</text:span></text:p>
      <text:p text:style-name="P27"><text:s text:c="5"/><text:span text:style-name="T97">Susan turned around to see Russ. “Yes!” She said. “I have my memories back.”</text:span></text:p>
      <text:p text:style-name="P27"><text:s text:c="5"/><text:span text:style-name="T97">Russ nodded. “I see.” </text:span><text:span text:style-name="T98">Looking to Jones he frowned. “I understand you’re the reason for this.”</text:span></text:p>
      <text:p text:style-name="P27"><text:s text:c="5"/><text:span text:style-name="T98">Jones nodded. “Yes sir. </text:span><text:span text:style-name="T99">It was only right that she be brought to the knowledge and truth of Molar.</text:span><text:span text:style-name="T98">”</text:span></text:p>
      <text:p text:style-name="P27"><text:s text:c="5"/>“<text:span text:style-name="T99">Praise Molar.” Susan said. “Blessed be her name.”</text:span></text:p>
      <text:p text:style-name="P27"><text:s text:c="5"/><text:span text:style-name="T99">Jones mimicked her response. “Yes, praise Molar.”</text:span></text:p>
      <text:p text:style-name="P27"><text:soft-page-break/><text:s text:c="5"/><text:span text:style-name="T99">Russ sighed. “Great, now we have two crazies on our hands. </text:span><text:span text:style-name="T100">Someone escort these two crazies down to the holding cells. Let them cool their heals for a moment.”</text:span></text:p>
      <text:p text:style-name="P27"><text:s text:c="5"/><text:span text:style-name="T100">The man who brought them back nodded. “Aye.” He said.</text:span></text:p>
      <text:p text:style-name="P27"><text:s text:c="5"/>“<text:span text:style-name="T100">Can you believe this?” Jones asked. “They’re treating us like criminals.” He said.</text:span></text:p>
      <text:p text:style-name="P27"><text:s text:c="5"/><text:span text:style-name="T101">Susan nodded. “I know, I know. But we have our memories back. I was a criminal.” She said.</text:span></text:p>
      <text:p text:style-name="P27"/>
      <text:p text:style-name="P32">Chapter Elev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10-06T15:07:38.071000000</dc:date>
    <meta:editing-cycles>109</meta:editing-cycles>
    <meta:generator>LibreOffice/7.4.1.2$Windows_X86_64 LibreOffice_project/3c58a8f3a960df8bc8fd77b461821e42c061c5f0</meta:generator>
    <meta:editing-duration>PT6H33M44S</meta:editing-duration>
    <meta:document-statistic meta:table-count="0" meta:image-count="0" meta:object-count="0" meta:page-count="41" meta:paragraph-count="527" meta:word-count="10168" meta:character-count="57315" meta:non-whitespace-character-count="45158"/>
  </office:meta>
</office:document-meta>
</file>